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60" style:family="table">
      <style:table-properties style:width="9.587cm" fo:margin-left="3.277cm" table:align="left"/>
    </style:style>
    <style:style style:name="Таблица60.A" style:family="table-column">
      <style:table-column-properties style:column-width="3.112cm"/>
    </style:style>
    <style:style style:name="Таблица60.B" style:family="table-column">
      <style:table-column-properties style:column-width="6.475cm"/>
    </style:style>
    <style:style style:name="Таблица6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0.B1" style:family="table-cell">
      <style:table-cell-properties fo:padding="0.097cm" fo:border="0.05pt solid #000000"/>
    </style:style>
    <style:style style:name="Таблица6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655cm"/>
    </style:style>
    <style:style style:name="Таблица1.B" style:family="table-column">
      <style:table-column-properties style:column-width="2.669cm"/>
    </style:style>
    <style:style style:name="Таблица1.F" style:family="table-column">
      <style:table-column-properties style:column-width="2.67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3.177cm"/>
    </style:style>
    <style:style style:name="Таблица2.B" style:family="table-column">
      <style:table-column-properties style:column-width="2.671cm"/>
    </style:style>
    <style:style style:name="Таблица2.C" style:family="table-column">
      <style:table-column-properties style:column-width="2.91cm"/>
    </style:style>
    <style:style style:name="Таблица2.D" style:family="table-column">
      <style:table-column-properties style:column-width="3.776cm"/>
    </style:style>
    <style:style style:name="Таблица2.E" style:family="table-column">
      <style:table-column-properties style:column-width="4.466cm"/>
    </style:style>
    <style:style style:name="Таблица2.A1.1" style:family="table-row">
      <style:table-row-properties style:min-row-height="0.626cm"/>
    </style:style>
    <style:style style:name="Таблица2.A1.1.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A1.1.2" style:family="table-cell">
      <style:table-cell-properties fo:padding="0.097cm" fo:border-left="0.05pt solid #000000" fo:border-right="none" fo:border-top="none" fo:border-bottom="0.05pt solid #000000"/>
    </style:style>
    <style:style style:name="Таблица2.B1.4.1" style:family="table-cell">
      <style:table-cell-properties fo:padding="0.097cm" fo:border="0.05pt solid #000000"/>
    </style:style>
    <style:style style:name="Таблица2.B1.4.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3.177cm"/>
    </style:style>
    <style:style style:name="Таблица3.B" style:family="table-column">
      <style:table-column-properties style:column-width="2.671cm"/>
    </style:style>
    <style:style style:name="Таблица3.C" style:family="table-column">
      <style:table-column-properties style:column-width="4.038cm"/>
    </style:style>
    <style:style style:name="Таблица3.D" style:family="table-column">
      <style:table-column-properties style:column-width="2.649cm"/>
    </style:style>
    <style:style style:name="Таблица3.E" style:family="table-column">
      <style:table-column-properties style:column-width="4.466cm"/>
    </style:style>
    <style:style style:name="Таблица3.A1.1" style:family="table-row">
      <style:table-row-properties style:min-row-height="0.626cm"/>
    </style:style>
    <style:style style:name="Таблица3.A1.1.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A1.1.2" style:family="table-cell">
      <style:table-cell-properties fo:padding="0.097cm" fo:border-left="0.05pt solid #000000" fo:border-right="none" fo:border-top="none" fo:border-bottom="0.05pt solid #000000"/>
    </style:style>
    <style:style style:name="Таблица3.B1.4.1" style:family="table-cell">
      <style:table-cell-properties fo:padding="0.097cm" fo:border="0.05pt solid #000000"/>
    </style:style>
    <style:style style:name="Таблица3.B1.4.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4.593cm"/>
    </style:style>
    <style:style style:name="Таблица5.B" style:family="table-column">
      <style:table-column-properties style:column-width="2.909cm"/>
    </style:style>
    <style:style style:name="Таблица5.C" style:family="table-column">
      <style:table-column-properties style:column-width="2.91cm"/>
    </style:style>
    <style:style style:name="Таблица5.D" style:family="table-column">
      <style:table-column-properties style:column-width="2.912cm"/>
    </style:style>
    <style:style style:name="Таблица5.E" style:family="table-column">
      <style:table-column-properties style:column-width="3.676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3.463cm"/>
    </style:style>
    <style:style style:name="Таблица4.B" style:family="table-column">
      <style:table-column-properties style:column-width="4.431cm"/>
    </style:style>
    <style:style style:name="Таблица4.C" style:family="table-column">
      <style:table-column-properties style:column-width="5.403cm"/>
    </style:style>
    <style:style style:name="Таблица4.D" style:family="table-column">
      <style:table-column-properties style:column-width="1.609cm"/>
    </style:style>
    <style:style style:name="Таблица4.E" style:family="table-column">
      <style:table-column-properties style:column-width="2.09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4.593cm"/>
    </style:style>
    <style:style style:name="Таблица6.B" style:family="table-column">
      <style:table-column-properties style:column-width="2.909cm"/>
    </style:style>
    <style:style style:name="Таблица6.C" style:family="table-column">
      <style:table-column-properties style:column-width="2.91cm"/>
    </style:style>
    <style:style style:name="Таблица6.D" style:family="table-column">
      <style:table-column-properties style:column-width="2.912cm"/>
    </style:style>
    <style:style style:name="Таблица6.E" style:family="table-column">
      <style:table-column-properties style:column-width="3.67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3.463cm"/>
    </style:style>
    <style:style style:name="Таблица7.C" style:family="table-column">
      <style:table-column-properties style:column-width="3.284cm"/>
    </style:style>
    <style:style style:name="Таблица7.D" style:family="table-column">
      <style:table-column-properties style:column-width="2.325cm"/>
    </style:style>
    <style:style style:name="Таблица7.E" style:family="table-column">
      <style:table-column-properties style:column-width="4.46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E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2.999cm"/>
    </style:style>
    <style:style style:name="Таблица8.B" style:family="table-column">
      <style:table-column-properties style:column-width="2.492cm"/>
    </style:style>
    <style:style style:name="Таблица8.C" style:family="table-column">
      <style:table-column-properties style:column-width="3.902cm"/>
    </style:style>
    <style:style style:name="Таблица8.D" style:family="table-column">
      <style:table-column-properties style:column-width="3.572cm"/>
    </style:style>
    <style:style style:name="Таблица8.E" style:family="table-column">
      <style:table-column-properties style:column-width="4.034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E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3.792cm"/>
    </style:style>
    <style:style style:name="Таблица9.B" style:family="table-column">
      <style:table-column-properties style:column-width="4.096cm"/>
    </style:style>
    <style:style style:name="Таблица9.C" style:family="table-column">
      <style:table-column-properties style:column-width="2.889cm"/>
    </style:style>
    <style:style style:name="Таблица9.D" style:family="table-column">
      <style:table-column-properties style:column-width="2.406cm"/>
    </style:style>
    <style:style style:name="Таблица9.E" style:family="table-column">
      <style:table-column-properties style:column-width="1.776cm"/>
    </style:style>
    <style:style style:name="Таблица9.F" style:family="table-column">
      <style:table-column-properties style:column-width="2.041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F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103cm" fo:margin-left="0cm" fo:margin-right="-0.102cm" table:align="margins"/>
    </style:style>
    <style:style style:name="Таблица10.A" style:family="table-column">
      <style:table-column-properties style:column-width="2.912cm" style:rel-column-width="11159*"/>
    </style:style>
    <style:style style:name="Таблица10.B" style:family="table-column">
      <style:table-column-properties style:column-width="2.598cm" style:rel-column-width="9955*"/>
    </style:style>
    <style:style style:name="Таблица10.C" style:family="table-column">
      <style:table-column-properties style:column-width="2.861cm" style:rel-column-width="10963*"/>
    </style:style>
    <style:style style:name="Таблица10.D" style:family="table-column">
      <style:table-column-properties style:column-width="2.812cm" style:rel-column-width="10773*"/>
    </style:style>
    <style:style style:name="Таблица10.E" style:family="table-column">
      <style:table-column-properties style:column-width="2.91cm" style:rel-column-width="11152*"/>
    </style:style>
    <style:style style:name="Таблица10.F" style:family="table-column">
      <style:table-column-properties style:column-width="3.009cm" style:rel-column-width="11533*"/>
    </style:style>
    <style:style style:name="Таблица10.A1.1" style:family="table-row">
      <style:table-row-properties style:min-row-height="1.203cm"/>
    </style:style>
    <style:style style:name="Таблица10.A1.1.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A1.1.2" style:family="table-cell">
      <style:table-cell-properties fo:padding="0.097cm" fo:border-left="0.05pt solid #000000" fo:border-right="none" fo:border-top="none" fo:border-bottom="0.05pt solid #000000"/>
    </style:style>
    <style:style style:name="Таблица10.B1.1" style:family="table-row">
      <style:table-row-properties style:min-row-height="1.169cm"/>
    </style:style>
    <style:style style:name="Таблица10.B1.5.1" style:family="table-cell">
      <style:table-cell-properties fo:padding="0.097cm" fo:border="0.05pt solid #000000"/>
    </style:style>
    <style:style style:name="Таблица10.B1.5.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2" style:family="table-row">
      <style:table-row-properties style:min-row-height="0.736cm"/>
    </style:style>
    <style:style style:name="Таблица11" style:family="table">
      <style:table-properties style:width="17cm" table:align="left"/>
    </style:style>
    <style:style style:name="Таблица11.A" style:family="table-column">
      <style:table-column-properties style:column-width="2.912cm"/>
    </style:style>
    <style:style style:name="Таблица11.B" style:family="table-column">
      <style:table-column-properties style:column-width="3.388cm"/>
    </style:style>
    <style:style style:name="Таблица11.C" style:family="table-column">
      <style:table-column-properties style:column-width="3.247cm"/>
    </style:style>
    <style:style style:name="Таблица11.D" style:family="table-column">
      <style:table-column-properties style:column-width="3.175cm"/>
    </style:style>
    <style:style style:name="Таблица11.E" style:family="table-column">
      <style:table-column-properties style:column-width="4.277cm"/>
    </style:style>
    <style:style style:name="Таблица11.1" style:family="table-row">
      <style:table-row-properties style:min-row-height="1.886cm"/>
    </style:style>
    <style:style style:name="Таблица11.A1.1" style:family="table-row">
      <style:table-row-properties style:min-row-height="0.942cm"/>
    </style:style>
    <style:style style:name="Таблица11.A1.1.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A1.1.2" style:family="table-cell">
      <style:table-cell-properties fo:padding="0.097cm" fo:border-left="0.05pt solid #000000" fo:border-right="none" fo:border-top="none" fo:border-bottom="0.05pt solid #000000"/>
    </style:style>
    <style:style style:name="Таблица11.B1.4.1" style:family="table-cell">
      <style:table-cell-properties fo:padding="0.097cm" fo:border="0.05pt solid #000000"/>
    </style:style>
    <style:style style:name="Таблица11.B1.4.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2" style:family="table-row">
      <style:table-row-properties style:min-row-height="0.751cm"/>
    </style:style>
    <style:style style:name="P1" style:family="paragraph" style:parent-style-name="Text_20_body">
      <style:paragraph-properties fo:text-align="end" style:justify-single-word="false"/>
      <style:text-properties style:text-line-through-style="none" style:text-line-through-type="none" fo:language="ru" fo:country="RU" officeooo:paragraph-rsid="0019b366"/>
    </style:style>
    <style:style style:name="P2" style:family="paragraph" style:parent-style-name="Table_20_Contents">
      <style:paragraph-properties fo:text-align="center" style:justify-single-word="false"/>
      <style:text-properties officeooo:paragraph-rsid="0019b366"/>
    </style:style>
    <style:style style:name="P3" style:family="paragraph" style:parent-style-name="Table_20_Heading">
      <style:paragraph-properties fo:text-align="center" style:justify-single-word="false"/>
      <style:text-properties officeooo:paragraph-rsid="0019b366"/>
    </style:style>
    <style:style style:name="P4" style:family="paragraph" style:parent-style-name="Table_20_Contents">
      <style:paragraph-properties fo:text-align="center" style:justify-single-word="false"/>
      <style:text-properties style:font-name="FreeMono" officeooo:paragraph-rsid="0019b366"/>
    </style:style>
    <style:style style:name="P5" style:family="paragraph" style:parent-style-name="Text_20_body">
      <style:paragraph-properties fo:text-align="justify" style:justify-single-word="false"/>
      <style:text-properties officeooo:paragraph-rsid="0019b366"/>
    </style:style>
    <style:style style:name="P6" style:family="paragraph" style:parent-style-name="Text_20_body">
      <style:text-properties fo:font-size="12pt" fo:language="ru" fo:country="RU" officeooo:paragraph-rsid="0019b366" style:font-size-asian="12pt" style:font-size-complex="12pt"/>
    </style:style>
    <style:style style:name="P7" style:family="paragraph" style:parent-style-name="Heading_20_2">
      <style:text-properties officeooo:rsid="0019b366" officeooo:paragraph-rsid="0019b366"/>
    </style:style>
    <style:style style:name="P8" style:family="paragraph" style:parent-style-name="Heading_20_2">
      <style:paragraph-properties fo:break-before="page"/>
      <style:text-properties officeooo:rsid="0019b366" officeooo:paragraph-rsid="0019b366"/>
    </style:style>
    <style:style style:name="P9" style:family="paragraph" style:parent-style-name="Heading_20_2" style:list-style-name="">
      <style:paragraph-properties fo:break-before="page"/>
      <style:text-properties officeooo:rsid="0019b366" officeooo:paragraph-rsid="0019b366"/>
    </style:style>
    <style:style style:name="P10" style:family="paragraph" style:parent-style-name="Heading_20_2">
      <style:paragraph-properties fo:break-before="page"/>
      <style:text-properties officeooo:paragraph-rsid="001b6ee0"/>
    </style:style>
    <style:style style:name="P11" style:family="paragraph" style:parent-style-name="Heading_20_3" style:list-style-name="">
      <style:text-properties officeooo:paragraph-rsid="0019b366"/>
    </style:style>
    <style:style style:name="P12" style:family="paragraph" style:parent-style-name="Table_20_Contents">
      <style:paragraph-properties fo:margin-left="0cm" fo:margin-right="0cm" fo:text-align="justify" style:justify-single-word="false" fo:text-indent="0.499cm" style:auto-text-indent="false" style:shadow="none" text:number-lines="false" text:line-number="0">
        <style:tab-stops/>
      </style:paragraph-properties>
      <style:text-properties officeooo:paragraph-rsid="001b6ee0" style:font-size-asian="10.5pt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 style:shadow="none" text:number-lines="false" text:line-number="0">
        <style:tab-stops/>
      </style:paragraph-properties>
      <style:text-properties officeooo:paragraph-rsid="001b6ee0" style:font-size-asian="10.5pt"/>
    </style:style>
    <style:style style:name="P14" style:family="paragraph" style:parent-style-name="Table_20_Contents">
      <style:text-properties officeooo:paragraph-rsid="001b6ee0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officeooo:paragraph-rsid="001b6ee0"/>
    </style:style>
    <style:style style:name="P16" style:family="paragraph" style:parent-style-name="Table_20_Contents">
      <style:text-properties officeooo:rsid="001b6ee0" officeooo:paragraph-rsid="001b6ee0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officeooo:rsid="001b6ee0" officeooo:paragraph-rsid="001b6ee0"/>
    </style:style>
    <style:style style:name="P18" style:family="paragraph" style:parent-style-name="Table_20_Contents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rsid="001b6ee0" officeooo:paragraph-rsid="001b6ee0"/>
    </style:style>
    <style:style style:name="P19" style:family="paragraph" style:parent-style-name="Table_20_Contents">
      <style:paragraph-properties fo:text-align="justify" style:justify-single-word="false"/>
      <style:text-properties officeooo:rsid="001b9160" officeooo:paragraph-rsid="001b9160"/>
    </style:style>
    <style:style style:name="P20" style:family="paragraph" style:parent-style-name="Table_20_Contents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1b6ee0"/>
    </style:style>
    <style:style style:name="P21" style:family="paragraph" style:parent-style-name="Table_20_Contents">
      <style:paragraph-properties fo:text-align="justify" style:justify-single-word="false"/>
      <style:text-properties officeooo:paragraph-rsid="001b6ee0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officeooo:rsid="001e7dee" officeooo:paragraph-rsid="001e7dee"/>
    </style:style>
    <style:style style:name="P23" style:family="paragraph" style:parent-style-name="Table_20_Heading">
      <style:text-properties officeooo:paragraph-rsid="001b6ee0"/>
    </style:style>
    <style:style style:name="P24" style:family="paragraph" style:parent-style-name="Table_20_Heading">
      <style:paragraph-properties fo:margin-left="0cm" fo:margin-right="0cm" fo:text-indent="0cm" style:auto-text-indent="false"/>
      <style:text-properties officeooo:paragraph-rsid="001b6ee0"/>
    </style:style>
    <style:style style:name="P25" style:family="paragraph" style:parent-style-name="Table_20_Heading">
      <style:paragraph-properties fo:margin-left="0cm" fo:margin-right="0cm" fo:text-indent="0cm" style:auto-text-indent="false"/>
      <style:text-properties officeooo:rsid="001b6ee0" officeooo:paragraph-rsid="001b6ee0"/>
    </style:style>
    <style:style style:name="P26" style:family="paragraph" style:parent-style-name="Table_20_Heading">
      <style:paragraph-properties fo:margin-left="0cm" fo:margin-right="0cm" fo:text-align="justify" style:justify-single-word="false" fo:text-indent="0cm" style:auto-text-indent="false"/>
      <style:text-properties officeooo:rsid="001b6ee0" officeooo:paragraph-rsid="001b6ee0"/>
    </style:style>
    <style:style style:name="P27" style:family="paragraph" style:parent-style-name="Table_20_Heading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rsid="001b6ee0" officeooo:paragraph-rsid="001b6ee0"/>
    </style:style>
    <style:style style:name="P28" style:family="paragraph" style:parent-style-name="Table_20_Heading">
      <style:paragraph-properties fo:text-align="justify" style:justify-single-word="false"/>
      <style:text-properties officeooo:rsid="001b6ee0" officeooo:paragraph-rsid="001b6ee0"/>
    </style:style>
    <style:style style:name="P29" style:family="paragraph" style:parent-style-name="Table_20_Heading">
      <style:paragraph-properties fo:margin-left="0cm" fo:margin-right="0cm" fo:text-align="justify" style:justify-single-word="false" fo:text-indent="0cm" style:auto-text-indent="false"/>
      <style:text-properties officeooo:paragraph-rsid="001b6ee0"/>
    </style:style>
    <style:style style:name="P30" style:family="paragraph" style:parent-style-name="Table_20_Heading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officeooo:paragraph-rsid="001b6ee0"/>
    </style:style>
    <style:style style:name="P31" style:family="paragraph" style:parent-style-name="Table_20_Heading">
      <style:paragraph-properties fo:margin-left="0cm" fo:margin-right="0cm" fo:text-indent="0cm" style:auto-text-indent="false"/>
      <style:text-properties officeooo:rsid="001e7dee" officeooo:paragraph-rsid="001e7dee"/>
    </style:style>
    <style:style style:name="P32" style:family="paragraph" style:parent-style-name="Text_20_body" style:list-style-name="L1"/>
    <style:style style:name="P33" style:family="paragraph" style:parent-style-name="Text_20_body" style:list-style-name="WW8Num1">
      <style:text-properties officeooo:paragraph-rsid="0019b366"/>
    </style:style>
    <style:style style:name="P34" style:family="paragraph" style:parent-style-name="Text_20_body" style:list-style-name="WW8Num1">
      <style:text-properties fo:font-size="12pt" officeooo:paragraph-rsid="0019b366" style:font-size-asian="12pt" style:font-size-complex="12pt"/>
    </style:style>
    <style:style style:name="P35" style:family="paragraph" style:parent-style-name="Text_20_body" style:list-style-name="Numbering_20_1"/>
    <style:style style:name="P36" style:family="paragraph" style:parent-style-name="Text_20_body" style:list-style-name="Numbering_20_1">
      <style:text-properties officeooo:paragraph-rsid="001cf0d3"/>
    </style:style>
    <style:style style:name="P37" style:family="paragraph" style:parent-style-name="Text_20_body" style:list-style-name="Numbering_20_1">
      <style:text-properties officeooo:paragraph-rsid="001e7dee"/>
    </style:style>
    <style:style style:name="P38" style:family="paragraph" style:parent-style-name="Text_20_body">
      <style:text-properties officeooo:paragraph-rsid="001b9160"/>
    </style:style>
    <style:style style:name="P39" style:family="paragraph" style:parent-style-name="Text_20_body">
      <style:text-properties officeooo:paragraph-rsid="001cf0d3"/>
    </style:style>
    <style:style style:name="P40" style:family="paragraph" style:parent-style-name="Text_20_body">
      <style:text-properties officeooo:paragraph-rsid="001e7dee"/>
    </style:style>
    <style:style style:name="T1" style:family="text">
      <style:text-properties officeooo:rsid="0019b366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language="ru" fo:country="RU"/>
    </style:style>
    <style:style style:name="T4" style:family="text">
      <style:text-properties style:text-line-through-style="none" style:text-line-through-type="none" fo:language="ru" fo:country="RU" officeooo:rsid="005b5a71"/>
    </style:style>
    <style:style style:name="T5" style:family="text">
      <style:text-properties style:text-line-through-style="none" style:text-line-through-type="none" fo:language="ru" fo:country="RU" officeooo:rsid="001acf22"/>
    </style:style>
    <style:style style:name="T6" style:family="text">
      <style:text-properties style:text-line-through-style="none" style:text-line-through-type="none" fo:language="en" fo:country="US"/>
    </style:style>
    <style:style style:name="T7" style:family="text">
      <style:text-properties style:text-line-through-style="none" style:text-line-through-type="none" fo:language="uk" fo:country="UA"/>
    </style:style>
    <style:style style:name="T8" style:family="text">
      <style:text-properties style:text-line-through-style="none" style:text-line-through-type="none" style:font-name="FreeMono" fo:language="ru" fo:country="RU" officeooo:rsid="005b5a71"/>
    </style:style>
    <style:style style:name="T9" style:family="text">
      <style:text-properties style:text-line-through-style="none" style:text-line-through-type="none" officeooo:rsid="005b0a39"/>
    </style:style>
    <style:style style:name="T10" style:family="text">
      <style:text-properties style:text-line-through-style="none" style:text-line-through-type="none" officeooo:rsid="005b5a71"/>
    </style:style>
    <style:style style:name="T11" style:family="text">
      <style:text-properties style:text-line-through-style="none" style:text-line-through-type="none" officeooo:rsid="001acf22"/>
    </style:style>
    <style:style style:name="T12" style:family="text">
      <style:text-properties style:font-name="FreeMono"/>
    </style:style>
    <style:style style:name="T13" style:family="text">
      <style:text-properties style:font-name="FreeMono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FreeMono" fo:font-weight="normal" style:font-weight-asian="normal" style:font-weight-complex="normal"/>
    </style:style>
    <style:style style:name="T15" style:family="text">
      <style:text-properties fo:language="ru" fo:country="RU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fo:font-weight="bold" style:font-style-asian="italic" style:font-weight-asian="bold"/>
    </style:style>
    <style:style style:name="T2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5b5a71"/>
    </style:style>
    <style:style style:name="T22" style:family="text">
      <style:text-properties style:text-position="super 58%" officeooo:rsid="005b5a71"/>
    </style:style>
    <style:style style:name="T23" style:family="text">
      <style:text-properties style:text-position="super 58%" fo:language="ru" fo:country="RU" officeooo:rsid="005b5a71"/>
    </style:style>
    <style:style style:name="T24" style:family="text">
      <style:text-properties style:text-position="super 58%" fo:font-size="12pt" officeooo:rsid="005b5a71" style:font-size-asian="12pt" style:font-size-complex="12pt"/>
    </style:style>
    <style:style style:name="T25" style:family="text">
      <style:text-properties style:text-position="0% 100%"/>
    </style:style>
    <style:style style:name="T26" style:family="text">
      <style:text-properties style:text-position="0% 100%" fo:language="ru" fo:country="RU"/>
    </style:style>
    <style:style style:name="T27" style:family="text">
      <style:text-properties style:text-position="0% 100%" fo:language="ru" fo:country="RU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text-position="0% 100%" fo:language="ru" fo:country="RU" officeooo:rsid="005b5a71"/>
    </style:style>
    <style:style style:name="T29" style:family="text">
      <style:text-properties style:text-position="0% 100%" fo:language="en" fo:country="US" fo:font-style="italic" style:font-style-asian="italic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fo:font-weight="bold" style:font-style-asian="italic" style:font-weight-asian="bold"/>
    </style:style>
    <style:style style:name="T32" style:family="text">
      <style:text-properties style:text-position="0% 100%" fo:language="en" fo:country="US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text-position="0% 100%" officeooo:rsid="005b5a71"/>
    </style:style>
    <style:style style:name="T34" style:family="text">
      <style:text-properties style:text-position="0% 100%" fo:font-size="12pt" style:font-size-asian="12pt" style:font-size-complex="12pt"/>
    </style:style>
    <style:style style:name="T35" style:family="text">
      <style:text-properties style:text-position="0% 100%" fo:font-size="12pt" officeooo:rsid="005b5a71" style:font-size-asian="12pt" style:font-size-complex="12pt"/>
    </style:style>
    <style:style style:name="T36" style:family="text">
      <style:text-properties style:text-position="0% 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style:text-position="0% 100%" fo:font-size="12pt" fo:language="en" fo:country="US" fo:font-style="italic" style:font-size-asian="12pt" style:font-style-asian="italic" style:font-size-complex="12pt"/>
    </style:style>
    <style:style style:name="T38" style:family="text">
      <style:text-properties style:text-position="0% 100%" fo:font-size="12pt" fo:language="en" fo:country="US" fo:font-style="italic" style:font-size-asian="12pt" style:font-style-asian="italic" style:font-size-complex="12pt" style:font-style-complex="italic"/>
    </style:style>
    <style:style style:name="T39" style:family="text">
      <style:text-properties officeooo:rsid="001b6ee0"/>
    </style:style>
    <style:style style:name="T40" style:family="text">
      <style:text-properties officeooo:rsid="001b9160"/>
    </style:style>
    <style:style style:name="T41" style:family="text">
      <style:text-properties officeooo:rsid="001cf0d3"/>
    </style:style>
    <style:style style:name="T42" style:family="text">
      <style:text-properties officeooo:rsid="001e7de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bookmark-start text:name="__RefHeading__8906_363786321"/>Лабораторная работа №1.<text:bookmark-end text:name="__RefHeading__8906_363786321"/></text:h>
      <text:p text:style-name="Text_20_body">Разработать программу на языке С++ для следующих заданий. <text:span text:style-name="T1">Исходный текст хранится в текстовом файле. Разделителем между словами в тексте могут быть пробелы и символы табуляции. Знаки препинания находятся непосредственно после слова.</text:span></text:p>
      <text:list xml:id="list3951897662" text:style-name="L1">
        <text:list-item>
          <text:p text:style-name="P32">Подсчитать количество слов в каждой строке текста.</text:p>
        </text:list-item>
        <text:list-item>
          <text:p text:style-name="P32">Подсчитать количество символов в тексте.</text:p>
        </text:list-item>
        <text:list-item>
          <text:p text:style-name="P32">Подсчитать количество точек в тексте.</text:p>
        </text:list-item>
        <text:list-item>
          <text:p text:style-name="P32">Подсчитать количество пробелов в тексте.</text:p>
        </text:list-item>
        <text:list-item>
          <text:p text:style-name="P32">Удалить из те<text:span text:style-name="T1">к</text:span>ста все пробелы.</text:p>
        </text:list-item>
        <text:list-item>
          <text:p text:style-name="P32">Удалить из те<text:span text:style-name="T1">к</text:span>ста все точки.</text:p>
        </text:list-item>
        <text:list-item>
          <text:p text:style-name="P32">Вставить вместо каждого пробела восклицательный знак.</text:p>
        </text:list-item>
        <text:list-item>
          <text:p text:style-name="P32">Вставить перед каждым восклицательным знаком вопросительный.</text:p>
        </text:list-item>
        <text:list-item>
          <text:p text:style-name="P32">Определить содержит ли текст хотя бы один восклицательный знак и в какой строке.</text:p>
        </text:list-item>
        <text:list-item>
          <text:p text:style-name="P32">Подсчитать количество слов в четных строках текста.</text:p>
        </text:list-item>
        <text:list-item>
          <text:p text:style-name="P32">Найти номер самой длинной строки текста.</text:p>
        </text:list-item>
        <text:list-item>
          <text:p text:style-name="P32">Променять местами первую и последнюю строки текста.</text:p>
        </text:list-item>
        <text:list-item>
          <text:p text:style-name="P32">Определить, есть ли в тексте пустые строки.</text:p>
        </text:list-item>
        <text:list-item>
          <text:p text:style-name="P32">Определить содержит ли текст хотя бы пару соседних одинаковых строк.</text:p>
        </text:list-item>
        <text:list-item>
          <text:p text:style-name="P32">Найти самую короткую строку текста и заменить ее фразой «Happy new year!».</text:p>
        </text:list-item>
        <text:list-item>
          <text:p text:style-name="P32">Найти самую длинную строку текста и заменить ее пустой строкой.</text:p>
        </text:list-item>
        <text:list-item>
          <text:p text:style-name="P32">Определить количество слов в нечетных строках текста.</text:p>
        </text:list-item>
        <text:list-item>
          <text:p text:style-name="P32">Определить количество пробелов в четных строках текста.</text:p>
        </text:list-item>
        <text:list-item>
          <text:p text:style-name="P32">Определить количество предложений в тексте, учитывая, что предложение заканчивается точкой, вопросительным или восклицательным знаком.</text:p>
        </text:list-item>
        <text:list-item>
          <text:p text:style-name="P32">Поменять местами самую длинную и самую короткую строки текста.</text:p>
        </text:list-item>
        <text:list-item>
          <text:p text:style-name="P32">Вывести на печать первое предложение текста, учитывая что оно <text:soft-page-break/>заканчивается точкой.</text:p>
        </text:list-item>
        <text:list-item>
          <text:p text:style-name="P32">Определить количество пробелов в нечетных строках текста.</text:p>
        </text:list-item>
        <text:list-item>
          <text:p text:style-name="P32">Удалить из теста все восклицательные и вопросительные знаки.</text:p>
        </text:list-item>
        <text:list-item>
          <text:p text:style-name="P32">Определить содержит ли текст хотя бы один вопросительный знак и в какой строке.</text:p>
        </text:list-item>
        <text:list-item>
          <text:p text:style-name="P32">Добавить в начало каждой строки текста ее номер и пробел.</text:p>
        </text:list-item>
      </text:list>
      <text:p text:style-name="Text_20_body"/>
      <text:h text:style-name="P9" text:outline-level="2"><text:span text:style-name="T39">Лабораторная работа № 2.</text:span></text:h>
      <text:p text:style-name="Text_20_body">Исходные данные из таблицы хранятся в текстовом файле. <text:span text:style-name="T40">Количество записей в таблице не менее 10.</text:span></text:p>
      <text:list xml:id="list3255931796" text:style-name="Numbering_20_1">
        <text:list-item>
          <text:p text:style-name="P35"><text:span text:style-name="T41">Структура исходных данных представлена в</text:span> таблице <text:sequence-ref text:reference-format="value" text:ref-name="refTable1">1</text:sequence-ref>:</text:p>
        </text:list-item>
      </text:list>
      <text:p text:style-name="Text_20_body">Таблица <text:sequence text:ref-name="refTable1" text:name="Table" text:formula="ooow:Table+1" style:num-format="1">1</text:sequence>. Прирост населения в городах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F"/>
        <table:table-header-rows>
          <table:table-row table:style-name="TableLine93961065147312">
            <table:table-cell table:style-name="Таблица1.A1" table:number-rows-spanned="2" office:value-type="string">
              <text:p text:style-name="P23">Город</text:p>
            </table:table-cell>
            <table:table-cell table:style-name="Таблица1.B1" table:number-columns-spanned="5" office:value-type="string">
              <text:p text:style-name="P23">Прирост населения, тыс. чел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Line93961065147312">
          <table:covered-table-cell table:style-name="Таблица1.A1"/>
          <table:table-cell table:style-name="Таблица1.B2" office:value-type="string">
            <text:p text:style-name="P14">1999</text:p>
          </table:table-cell>
          <table:table-cell table:style-name="Таблица1.B2" office:value-type="string">
            <text:p text:style-name="P14">2000</text:p>
          </table:table-cell>
          <table:table-cell table:style-name="Таблица1.B2" office:value-type="string">
            <text:p text:style-name="P14">2001</text:p>
          </table:table-cell>
          <table:table-cell table:style-name="Таблица1.B2" office:value-type="string">
            <text:p text:style-name="P14">2002</text:p>
          </table:table-cell>
          <table:table-cell table:style-name="Таблица1.F2" office:value-type="string">
            <text:p text:style-name="P14">2003</text:p>
          </table:table-cell>
        </table:table-row>
        <table:table-row table:style-name="TableLine93961123434608">
          <table:table-cell table:style-name="Таблица1.B2" office:value-type="string">
            <text:p text:style-name="P16">Ижевск</text:p>
          </table:table-cell>
          <table:table-cell table:style-name="Таблица1.B2" office:value-type="string">
            <text:p text:style-name="P14">2,5</text:p>
          </table:table-cell>
          <table:table-cell table:style-name="Таблица1.B2" office:value-type="string">
            <text:p text:style-name="P14">1,3</text:p>
          </table:table-cell>
          <table:table-cell table:style-name="Таблица1.B2" office:value-type="string">
            <text:p text:style-name="P14">-0,2</text:p>
          </table:table-cell>
          <table:table-cell table:style-name="Таблица1.B2" office:value-type="string">
            <text:p text:style-name="P14">-0,1</text:p>
          </table:table-cell>
          <table:table-cell table:style-name="Таблица1.F2" office:value-type="string">
            <text:p text:style-name="P14">0,6</text:p>
          </table:table-cell>
        </table:table-row>
        <table:table-row table:style-name="TableLine93961109810336">
          <table:table-cell table:style-name="Таблица1.B2" office:value-type="string">
            <text:p text:style-name="P14">...</text:p>
          </table:table-cell>
          <table:table-cell table:style-name="Таблица1.B2" office:value-type="string">
            <text:p text:style-name="P14"/>
          </table:table-cell>
          <table:table-cell table:style-name="Таблица1.B2" office:value-type="string">
            <text:p text:style-name="P14"/>
          </table:table-cell>
          <table:table-cell table:style-name="Таблица1.B2" office:value-type="string">
            <text:p text:style-name="P14"/>
          </table:table-cell>
          <table:table-cell table:style-name="Таблица1.B2" office:value-type="string">
            <text:p text:style-name="P14"/>
          </table:table-cell>
          <table:table-cell table:style-name="Таблица1.F2" office:value-type="string">
            <text:p text:style-name="P14"/>
          </table:table-cell>
        </table:table-row>
      </table:table>
      <text:p text:style-name="Text_20_body">Добавить и вычислить в структуре поле «Средний прирост». <text:span text:style-name="T40">Создать двоичный файл с сформированными данными. </text:span>Определить количество городов с отрицательным приростом в 2003 году. Упорядочить записи <text:span text:style-name="T40">в файле </text:span>по <text:s/>возрастанию среднего прироста. <text:span text:style-name="T40">Результаты вывести на экран и в текстовый файл.</text:span></text:p>
      <text:list xml:id="list111316254059659" text:continue-numbering="true" text:style-name="Numbering_20_1">
        <text:list-item>
          <text:p text:style-name="P36"><text:span text:style-name="T41">Структура исходных данных представлена в</text:span> таблице <text:sequence-ref text:reference-format="value" text:ref-name="refTable1">1</text:sequence-ref>. Добавить и вычислить в структуре поле «Минимальный прирост». <text:span text:style-name="T40">Создать двоичный файл с сформированными данными. </text:span>Определить количество городов с приростом в 2003 году более 2 тыс. чел. Упорядочить записи <text:span text:style-name="T40">в двоичном файле </text:span>по алфавиту названия городов. <text:span text:style-name="T40">Результаты вывести на экран и текстовый файл.</text:span></text:p>
        </text:list-item>
        <text:list-item>
          <text:p text:style-name="P36"><text:span text:style-name="T41">Структура исходных данных представлена в</text:span> таблице <text:sequence-ref text:reference-format="value" text:ref-name="refTable2">2</text:sequence-ref>:</text:p>
        </text:list-item>
      </text:list>
      <text:p text:style-name="Text_20_body">Таблица <text:sequence text:ref-name="refTable2" text:name="Table" text:formula="ooow:Table+1" style:num-format="1">2</text:sequence>. Сведения о товаре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 table:style-name="TableLine93961114964240">
            <table:table-cell>
              <table:table table:is-sub-table="true">
                <table:table-column table:style-name="Таблица2.A"/>
                <table:table-row table:style-name="Таблица2.A1.1">
                  <table:table-cell table:style-name="Таблица2.A1.1.1" office:value-type="string">
                    <text:p text:style-name="P23">Название</text:p>
                  </table:table-cell>
                </table:table-row>
                <table:table-row table:style-name="TableLine93961084963904">
                  <table:table-cell table:style-name="Таблица2.A1.1.2" office:value-type="string">
                    <text:p text:style-name="P12">Паровозик</text:p>
                  </table:table-cell>
                </table:table-row>
              </table:table>
            </table:table-cell>
            <table:table-cell table:number-columns-spanned="4">
              <table:table table:is-sub-table="true">
                <table:table-column table:style-name="Таблица2.B"/>
                <table:table-column table:style-name="Таблица2.C"/>
                <table:table-column table:style-name="Таблица2.D"/>
                <table:table-column table:style-name="Таблица2.E"/>
                <table:table-row table:style-name="TableLine93961084482704">
                  <table:table-cell table:style-name="Таблица2.A1.1.1" office:value-type="string">
                    <text:p text:style-name="P23">Фабрика</text:p>
                  </table:table-cell>
                  <table:table-cell table:style-name="Таблица2.A1.1.1" office:value-type="string">
                    <text:p text:style-name="P23">Цена</text:p>
                  </table:table-cell>
                  <table:table-cell table:style-name="Таблица2.A1.1.1" office:value-type="string">
                    <text:p text:style-name="P23">Дата выпуска</text:p>
                  </table:table-cell>
                  <table:table-cell table:style-name="Таблица2.B1.4.1" office:value-type="string">
                    <text:p text:style-name="P23">Количество</text:p>
                  </table:table-cell>
                </table:table-row>
                <table:table-row table:style-name="TableLine93960980171216">
                  <table:table-cell table:style-name="Таблица2.A1.1.2" office:value-type="string">
                    <text:p text:style-name="P14">Игрушка</text:p>
                  </table:table-cell>
                  <table:table-cell table:style-name="Таблица2.A1.1.2" office:value-type="string">
                    <text:p text:style-name="P14">125,00</text:p>
                  </table:table-cell>
                  <table:table-cell table:style-name="Таблица2.A1.1.2" office:value-type="string">
                    <text:p text:style-name="P14">01.02.2007</text:p>
                  </table:table-cell>
                  <table:table-cell table:style-name="Таблица2.B1.4.2" office:value-type="string">
                    <text:p text:style-name="P14"/>
                  </table:table-cell>
                </table:table-row>
              </table:table>
            </table:table-cell>
            <table:covered-table-cell/>
            <table:covered-table-cell/>
            <table:covered-table-cell/>
          </table:table-row>
        </table:table-header-rows>
        <table:table-row table:style-name="TableLine93960975496880">
          <table:table-cell table:style-name="Таблица2.A1.1.2" office:value-type="string">
            <text:p text:style-name="P14">...</text:p>
          </table:table-cell>
          <table:table-cell table:style-name="Таблица2.A1.1.1" office:value-type="string">
            <text:p text:style-name="P14"/>
          </table:table-cell>
          <table:table-cell table:style-name="Таблица2.A1.1.1" office:value-type="string">
            <text:p text:style-name="P14"/>
          </table:table-cell>
          <table:table-cell table:style-name="Таблица2.A1.1.1" office:value-type="string">
            <text:p text:style-name="P14"/>
          </table:table-cell>
          <table:table-cell table:style-name="Таблица2.B1.4.1" office:value-type="string">
            <text:p text:style-name="P14"/>
          </table:table-cell>
        </table:table-row>
      </table:table>
      <text:p text:style-name="P38">Добавить и вычислить в структуре поле «<text:span text:style-name="T42">Сумма продажи</text:span>», вводя процент скидки с формы. <text:span text:style-name="T40">Создать двоичный файл с сформированными данными. </text:span>Найти общее количество игрушек с фабрики «Игрушка». Упорядочить записи <text:span text:style-name="T41">в двоичном файле </text:span><text:s/>по убыванию поля «Цена». <text:span text:style-name="T40">Результаты вывести на экран и текстовый файл.</text:span></text:p>
      <text:list xml:id="list111316727460048" text:continue-numbering="true" text:style-name="Numbering_20_1">
        <text:list-item>
          <text:p text:style-name="P36"><text:span text:style-name="T41">Структура исходных данных представлена в</text:span> таблице <text:sequence-ref text:reference-format="value" text:ref-name="refTable2">2</text:sequence-ref>. Добавить и вычислить в структуре поле «Сумма продажи». <text:span text:style-name="T40">Создать двоичный файл с сформированными данными. </text:span>Найти количество названий игрушек, у которых цена меньше общей средней цены всех игрушек. Упорядочить записи <text:span text:style-name="T41">в двоичном файле </text:span>по названию игрушек. <text:span text:style-name="T40">Результаты вывести на экран и </text:span><text:soft-page-break/><text:span text:style-name="T40">текстовый файл.</text:span></text:p>
        </text:list-item>
        <text:list-item>
          <text:p text:style-name="P36"><text:span text:style-name="T41">Структура исходных данных представлена в</text:span> таблице <text:sequence-ref text:reference-format="value" text:ref-name="refTable3">3</text:sequence-ref>:</text:p>
        </text:list-item>
      </text:list>
      <text:p text:style-name="Text_20_body">Таблица <text:sequence text:ref-name="refTable3" text:name="Table" text:formula="ooow:Table+1" style:num-format="1">3</text:sequence>. Сведения о школьнике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TableLine93961123801728">
            <table:table-cell>
              <table:table table:is-sub-table="true">
                <table:table-column table:style-name="Таблица3.A"/>
                <table:table-row table:style-name="Таблица3.A1.1">
                  <table:table-cell table:style-name="Таблица3.A1.1.1" office:value-type="string">
                    <text:p text:style-name="P23">Фамилия</text:p>
                  </table:table-cell>
                </table:table-row>
                <table:table-row table:style-name="TableLine93961085754256">
                  <table:table-cell table:style-name="Таблица3.A1.1.2" office:value-type="string">
                    <text:p text:style-name="P12">Сергеев</text:p>
                  </table:table-cell>
                </table:table-row>
              </table:table>
            </table:table-cell>
            <table:table-cell table:number-columns-spanned="4">
              <table:table table:is-sub-table="true">
                <table:table-column table:style-name="Таблица3.B"/>
                <table:table-column table:style-name="Таблица3.C"/>
                <table:table-column table:style-name="Таблица3.D"/>
                <table:table-column table:style-name="Таблица3.E"/>
                <table:table-row table:style-name="TableLine93961112296960">
                  <table:table-cell table:style-name="Таблица3.A1.1.1" office:value-type="string">
                    <text:p text:style-name="P23">Имя</text:p>
                  </table:table-cell>
                  <table:table-cell table:style-name="Таблица3.A1.1.1" office:value-type="string">
                    <text:p text:style-name="P23">Дата рождения</text:p>
                  </table:table-cell>
                  <table:table-cell table:style-name="Таблица3.A1.1.1" office:value-type="string">
                    <text:p text:style-name="P23">Школа</text:p>
                  </table:table-cell>
                  <table:table-cell table:style-name="Таблица3.B1.4.1" office:value-type="string">
                    <text:p text:style-name="P23">Класс</text:p>
                  </table:table-cell>
                </table:table-row>
                <table:table-row table:style-name="TableLine93961050952704">
                  <table:table-cell table:style-name="Таблица3.A1.1.2" office:value-type="string">
                    <text:p text:style-name="P14">Сергей</text:p>
                  </table:table-cell>
                  <table:table-cell table:style-name="Таблица3.A1.1.2" office:value-type="string">
                    <text:p text:style-name="P14">05.05.1994</text:p>
                  </table:table-cell>
                  <table:table-cell table:style-name="Таблица3.A1.1.2" office:value-type="string">
                    <text:p text:style-name="P14">112</text:p>
                  </table:table-cell>
                  <table:table-cell table:style-name="Таблица3.B1.4.2" office:value-type="string">
                    <text:p text:style-name="P14">9-А</text:p>
                  </table:table-cell>
                </table:table-row>
              </table:table>
            </table:table-cell>
            <table:covered-table-cell/>
            <table:covered-table-cell/>
            <table:covered-table-cell/>
          </table:table-row>
        </table:table-header-rows>
        <table:table-row table:style-name="TableLine93961090285184">
          <table:table-cell table:style-name="Таблица3.A1.1.2" office:value-type="string">
            <text:p text:style-name="P14">...</text:p>
          </table:table-cell>
          <table:table-cell table:style-name="Таблица3.A1.1.1" office:value-type="string">
            <text:p text:style-name="P14"/>
          </table:table-cell>
          <table:table-cell table:style-name="Таблица3.A1.1.1" office:value-type="string">
            <text:p text:style-name="P14"/>
          </table:table-cell>
          <table:table-cell table:style-name="Таблица3.A1.1.1" office:value-type="string">
            <text:p text:style-name="P14"/>
          </table:table-cell>
          <table:table-cell table:style-name="Таблица3.B1.4.1" office:value-type="string">
            <text:p text:style-name="P14"/>
          </table:table-cell>
        </table:table-row>
      </table:table>
      <text:p text:style-name="P40">Добавить и вычислить в структуре поле «Год обучения», убрав из названия класса букву. <text:span text:style-name="T40">Создать двоичный файл с сформированными данными. </text:span>Определить количество школьников с именем Сергей. Упорядочить записи <text:span text:style-name="T41">в двоичном файле </text:span>по номеру школы. <text:span text:style-name="T40">Результаты вывести на экран и текстовый файл.</text:span></text:p>
      <text:list xml:id="list111315674876314" text:continue-numbering="true" text:style-name="Numbering_20_1">
        <text:list-item>
          <text:p text:style-name="P36"><text:span text:style-name="T41">Структура исходных данных представлена в</text:span> таблице <text:sequence-ref text:reference-format="value" text:ref-name="refTable3">3</text:sequence-ref>. Добавить и вычислить в структуре поле «Год обучения», убрав из названия класса букву. <text:span text:style-name="T40">Создать двоичный файл с сформированными данными. </text:span>Найти количество учеников 9-х классов. Упорядочить записи <text:span text:style-name="T41">в двоичном файле </text:span>по алфавиту <text:span text:style-name="T41">(поле «Ф</text:span>амили<text:span text:style-name="T41">я»)</text:span>. <text:span text:style-name="T40">Результаты вывести на экран и текстовый файл.</text:span></text:p>
        </text:list-item>
        <text:list-item>
          <text:p text:style-name="P36"><text:span text:style-name="T41">Структура исходных данных представлена в</text:span> таблице <text:sequence-ref text:reference-format="value" text:ref-name="refTable4">4</text:sequence-ref>:</text:p>
        </text:list-item>
      </text:list>
      <text:p text:style-name="Text_20_body">Таблица <text:sequence text:ref-name="refTable4" text:name="Table" text:formula="ooow:Table+1" style:num-format="1">4</text:sequence>. Сведения о продажах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 table:style-name="TableLine93961114468768">
            <table:table-cell table:style-name="Таблица5.A1" table:number-rows-spanned="2" office:value-type="string">
              <text:p text:style-name="P23">Принтер</text:p>
            </table:table-cell>
            <table:table-cell table:style-name="Таблица5.A1" table:number-columns-spanned="3" office:value-type="string">
              <text:p text:style-name="P23">Количество, шт</text:p>
            </table:table-cell>
            <table:covered-table-cell/>
            <table:covered-table-cell/>
            <table:table-cell table:style-name="Таблица5.E1" table:number-rows-spanned="2" office:value-type="string">
              <text:p text:style-name="P23">Цена, $</text:p>
            </table:table-cell>
          </table:table-row>
        </table:table-header-rows>
        <table:table-row table:style-name="TableLine93961114468768">
          <table:covered-table-cell table:style-name="Таблица5.A1"/>
          <table:table-cell table:style-name="Таблица5.B2" office:value-type="string">
            <text:p text:style-name="P14">Январь</text:p>
          </table:table-cell>
          <table:table-cell table:style-name="Таблица5.B2" office:value-type="string">
            <text:p text:style-name="P14">Февраль</text:p>
          </table:table-cell>
          <table:table-cell table:style-name="Таблица5.B2" office:value-type="string">
            <text:p text:style-name="P14">Март</text:p>
          </table:table-cell>
          <table:covered-table-cell table:style-name="Таблица5.E1"/>
        </table:table-row>
        <table:table-row table:style-name="TableLine93961107268176">
          <table:table-cell table:style-name="Таблица5.B2" office:value-type="string">
            <text:p text:style-name="P14">Samsung CLP-310</text:p>
          </table:table-cell>
          <table:table-cell table:style-name="Таблица5.B2" office:value-type="string">
            <text:p text:style-name="P14">25</text:p>
          </table:table-cell>
          <table:table-cell table:style-name="Таблица5.B2" office:value-type="string">
            <text:p text:style-name="P14">20</text:p>
          </table:table-cell>
          <table:table-cell table:style-name="Таблица5.B2" office:value-type="string">
            <text:p text:style-name="P14">26</text:p>
          </table:table-cell>
          <table:table-cell table:style-name="Таблица5.E3" office:value-type="string">
            <text:p text:style-name="P14">550</text:p>
          </table:table-cell>
        </table:table-row>
        <table:table-row table:style-name="TableLine93961125133872">
          <table:table-cell table:style-name="Таблица5.B2" office:value-type="string">
            <text:p text:style-name="P14">...</text:p>
          </table:table-cell>
          <table:table-cell table:style-name="Таблица5.B2" office:value-type="string">
            <text:p text:style-name="P14"/>
          </table:table-cell>
          <table:table-cell table:style-name="Таблица5.B2" office:value-type="string">
            <text:p text:style-name="P14"/>
          </table:table-cell>
          <table:table-cell table:style-name="Таблица5.B2" office:value-type="string">
            <text:p text:style-name="P14"/>
          </table:table-cell>
          <table:table-cell table:style-name="Таблица5.E3" office:value-type="string">
            <text:p text:style-name="P14"/>
          </table:table-cell>
        </table:table-row>
      </table:table>
      <text:p text:style-name="P39">Добавить и вычислить в структуре поле «Выручка». <text:span text:style-name="T40">Создать двоичный файл с сформированными данными. </text:span>Найти среднюю цену принтеров. Упорядочить записи <text:span text:style-name="T41">в двоичном файле</text:span> по возрастанию поля «Цена». <text:span text:style-name="T40">Результаты вывести на экран и текстовый файл.</text:span></text:p>
      <text:list xml:id="list111315173988859" text:continue-numbering="true" text:style-name="Numbering_20_1">
        <text:list-item>
          <text:p text:style-name="P36"><text:span text:style-name="T41">Структура исходных данных представлена в</text:span> таблице <text:sequence-ref text:reference-format="value" text:ref-name="refTable4">4</text:sequence-ref>. Добавить и вычислить в структуре поле «Среднее количество». <text:span text:style-name="T40">Создать двоичный файл с сформированными данными. </text:span>Найти среднее количество принтеров в каждом месяце. Упорядочить записи <text:span text:style-name="T41">в двоичном файле </text:span>по названию принтера. <text:span text:style-name="T40">Результаты вывести на экран и текстовый файл.</text:span></text:p>
        </text:list-item>
        <text:list-item>
          <text:p text:style-name="P36"><text:span text:style-name="T41">Структура исходных данных представлена в</text:span> таблице <text:sequence-ref text:reference-format="value" text:ref-name="refTable4">4</text:sequence-ref>. Добавить и вычислить в структуре поле «Общее количество». <text:span text:style-name="T40">Создать двоичный файл с сформированными данными. </text:span>Найти общее количество проданных принтеров в каждом месяце. Упорядочить записи <text:span text:style-name="T41">в двоичном файле </text:span>по возрастанию поля «Общее количество». <text:span text:style-name="T40">Результаты вывести на экран и текстовый файл.</text:span></text:p>
        </text:list-item>
        <text:list-item>
          <text:p text:style-name="P36"><text:soft-page-break/><text:s/><text:span text:style-name="T41">Структура исходных данных представлена в</text:span> таблице <text:sequence-ref text:reference-format="value" text:ref-name="refTable4">4</text:sequence-ref>. Добавить и вычислить в структуре поле «<text:span text:style-name="T42">Выручка</text:span>». <text:span text:style-name="T40">Создать двоичный файл с сформированными данными. </text:span>Найти количество принтеров с ценой более 500$. Упорядочить записи <text:span text:style-name="T41">в двоичном файле <text:s/></text:span>по убыванию цены. <text:span text:style-name="T40">Результаты вывести на экран и текстовый файл.</text:span></text:p>
        </text:list-item>
        <text:list-item>
          <text:p text:style-name="P36"><text:s/><text:span text:style-name="T41">Структура исходных данных представлена в</text:span> таблице <text:sequence-ref text:reference-format="value" text:ref-name="refTable5">5</text:sequence-ref>:</text:p>
        </text:list-item>
      </text:list>
      <text:p text:style-name="Text_20_body">Таблица <text:sequence text:ref-name="refTable5" text:name="Table" text:formula="ooow:Table+1" style:num-format="1">5</text:sequence>. Сведения о сотруднике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 table:style-name="TableLine93961113050224">
            <table:table-cell table:style-name="Таблица4.A1" office:value-type="string">
              <text:p text:style-name="P27">ФИО</text:p>
            </table:table-cell>
            <table:table-cell table:style-name="Таблица4.A1" office:value-type="string">
              <text:p text:style-name="P30">Дата рождения</text:p>
            </table:table-cell>
            <table:table-cell table:style-name="Таблица4.A1" office:value-type="string">
              <text:p text:style-name="P30">Должность</text:p>
            </table:table-cell>
            <table:table-cell table:style-name="Таблица4.A1" office:value-type="string">
              <text:p text:style-name="P30">Стаж</text:p>
            </table:table-cell>
            <table:table-cell table:style-name="Таблица4.E1" office:value-type="string">
              <text:p text:style-name="P30">Оклад</text:p>
            </table:table-cell>
          </table:table-row>
        </table:table-header-rows>
        <table:table-row table:style-name="TableLine93961084788224">
          <table:table-cell table:style-name="Таблица4.A2" office:value-type="string">
            <text:p text:style-name="P18">Сергеев А.Б.</text:p>
          </table:table-cell>
          <table:table-cell table:style-name="Таблица4.A2" office:value-type="string">
            <text:p text:style-name="P20">12.03.1966</text:p>
          </table:table-cell>
          <table:table-cell table:style-name="Таблица4.A2" office:value-type="string">
            <text:p text:style-name="P20">Менеджер</text:p>
          </table:table-cell>
          <table:table-cell table:style-name="Таблица4.A2" office:value-type="string">
            <text:p text:style-name="P20">2</text:p>
          </table:table-cell>
          <table:table-cell table:style-name="Таблица4.E2" office:value-type="string">
            <text:p text:style-name="P20">1250</text:p>
          </table:table-cell>
        </table:table-row>
        <table:table-row table:style-name="TableLine93961112427648">
          <table:table-cell table:style-name="Таблица4.A1" office:value-type="string">
            <text:p text:style-name="P20"/>
          </table:table-cell>
          <table:table-cell table:style-name="Таблица4.A1" office:value-type="string">
            <text:p text:style-name="P20"/>
          </table:table-cell>
          <table:table-cell table:style-name="Таблица4.A1" office:value-type="string">
            <text:p text:style-name="P20"/>
          </table:table-cell>
          <table:table-cell table:style-name="Таблица4.A1" office:value-type="string">
            <text:p text:style-name="P20"/>
          </table:table-cell>
          <table:table-cell table:style-name="Таблица4.E1" office:value-type="string">
            <text:p text:style-name="P20"/>
          </table:table-cell>
        </table:table-row>
      </table:table>
      <text:p text:style-name="P39">Добавить и вычислить в структуре поле «Премия», рассчитав ее по следующему принципу: 20% от оклада, если стаж более 10 лет,. в противном случае 10%. <text:span text:style-name="T40">Создать двоичный файл с сформированными данными. </text:span>Найти количество сотрудников со стажем более 10 лет. Упорядочить записи <text:span text:style-name="T41">в двоичном файле</text:span> по должности. <text:span text:style-name="T40">Результаты вывести на экран и текстовый файл.</text:span></text:p>
      <text:list xml:id="list111315371508541" text:continue-numbering="true" text:style-name="Numbering_20_1">
        <text:list-item>
          <text:p text:style-name="P37"><text:span text:style-name="T41"><text:s/>Структура исходных данных представлена в</text:span> таблице <text:sequence-ref text:reference-format="value" text:ref-name="refTable5">5</text:sequence-ref>. Добавить и вычислить в структуре поле «Премия», рассчитав ее по следующему принципу: 20% от оклада, если стаж более 10 лет,. в противном случае 10%. <text:s/><text:span text:style-name="T40">Создать двоичный файл с сформированными данными. </text:span>Найти средний оклад всех сотрудников. Упорядочить записи <text:span text:style-name="T41">в двоичном файле </text:span>по ФИО. <text:span text:style-name="T40">Результаты вывести на экран и текстовый файл.</text:span></text:p>
        </text:list-item>
        <text:list-item>
          <text:p text:style-name="P36"><text:s/><text:span text:style-name="T41">Структура исходных данных представлена в</text:span> таблице <text:sequence-ref text:reference-format="value" text:ref-name="refTable5">5</text:sequence-ref>. Добавить и вычислить в структуре поле «Возраст». <text:span text:style-name="T40">Создать двоичный файл с сформированными данными. </text:span>Определить количество молодых специалистов (моложе 25 лет). Упорядочить записи <text:span text:style-name="T41">в двоичном файле </text:span>по возрастанию оклада. <text:span text:style-name="T40">Результаты вывести на экран и текстовый файл.</text:span></text:p>
        </text:list-item>
        <text:list-item>
          <text:p text:style-name="P36"><text:s/><text:span text:style-name="T41">Структура исходных данных представлена в</text:span> таблице <text:sequence-ref text:reference-format="value" text:ref-name="refTable6">6</text:sequence-ref>:</text:p>
        </text:list-item>
      </text:list>
      <text:p text:style-name="Text_20_body">Таблица <text:sequence text:ref-name="refTable6" text:name="Table" text:formula="ooow:Table+1" style:num-format="1">6</text:sequence>. Сведения о продажах путевок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header-rows>
          <table:table-row table:style-name="TableLine93961082124288">
            <table:table-cell table:style-name="Таблица6.A1" table:number-rows-spanned="2" office:value-type="string">
              <text:p text:style-name="P23">Место отдыха</text:p>
            </table:table-cell>
            <table:table-cell table:style-name="Таблица6.A1" table:number-columns-spanned="3" office:value-type="string">
              <text:p text:style-name="P23">Количество, шт</text:p>
            </table:table-cell>
            <table:covered-table-cell/>
            <table:covered-table-cell/>
            <table:table-cell table:style-name="Таблица6.E1" table:number-rows-spanned="2" office:value-type="string">
              <text:p text:style-name="P23">Цена, $</text:p>
            </table:table-cell>
          </table:table-row>
        </table:table-header-rows>
        <table:table-row table:style-name="TableLine93961082124288">
          <table:covered-table-cell table:style-name="Таблица6.A1"/>
          <table:table-cell table:style-name="Таблица6.B2" office:value-type="string">
            <text:p text:style-name="P14">Июль</text:p>
          </table:table-cell>
          <table:table-cell table:style-name="Таблица6.B2" office:value-type="string">
            <text:p text:style-name="P14">Август</text:p>
          </table:table-cell>
          <table:table-cell table:style-name="Таблица6.B2" office:value-type="string">
            <text:p text:style-name="P14">Сентябрь</text:p>
          </table:table-cell>
          <table:covered-table-cell table:style-name="Таблица6.E1"/>
        </table:table-row>
        <table:table-row table:style-name="TableLine93961052537312">
          <table:table-cell table:style-name="Таблица6.B2" office:value-type="string">
            <text:p text:style-name="P14">Геленджик</text:p>
          </table:table-cell>
          <table:table-cell table:style-name="Таблица6.B2" office:value-type="string">
            <text:p text:style-name="P14">255</text:p>
          </table:table-cell>
          <table:table-cell table:style-name="Таблица6.B2" office:value-type="string">
            <text:p text:style-name="P14">203</text:p>
          </table:table-cell>
          <table:table-cell table:style-name="Таблица6.B2" office:value-type="string">
            <text:p text:style-name="P14">198</text:p>
          </table:table-cell>
          <table:table-cell table:style-name="Таблица6.E3" office:value-type="string">
            <text:p text:style-name="P14">510</text:p>
          </table:table-cell>
        </table:table-row>
        <table:table-row table:style-name="TableLine93961114440544">
          <table:table-cell table:style-name="Таблица6.B2" office:value-type="string">
            <text:p text:style-name="P14">...</text:p>
          </table:table-cell>
          <table:table-cell table:style-name="Таблица6.B2" office:value-type="string">
            <text:p text:style-name="P14"/>
          </table:table-cell>
          <table:table-cell table:style-name="Таблица6.B2" office:value-type="string">
            <text:p text:style-name="P14"/>
          </table:table-cell>
          <table:table-cell table:style-name="Таблица6.B2" office:value-type="string">
            <text:p text:style-name="P14"/>
          </table:table-cell>
          <table:table-cell table:style-name="Таблица6.E3" office:value-type="string">
            <text:p text:style-name="P14"/>
          </table:table-cell>
        </table:table-row>
      </table:table>
      <text:p text:style-name="P39">Добавить и вычислить в структуре поле «Среднее количество». <text:span text:style-name="T40">Создать двоичный файл с сформированными данными. </text:span>Найти общее количество путевок в каждом месяце. Упорядочить записи <text:span text:style-name="T41">в двоичном файле</text:span> по месту отдыха. <text:span text:style-name="T40">Результаты вывести на экран и текстовый файл.</text:span></text:p>
      <text:list xml:id="list111316903318280" text:continue-numbering="true" text:style-name="Numbering_20_1">
        <text:list-item>
          <text:p text:style-name="P36"><text:soft-page-break/><text:span text:style-name="T41">Структура исходных данных представлена в</text:span> таблице <text:sequence-ref text:reference-format="value" text:ref-name="refTable6">6</text:sequence-ref>. Добавить и вычислить в структуре поле «Доход от путевок». <text:span text:style-name="T40">Создать двоичный файл с сформированными данными. </text:span>Найти среднюю цену путевки. Упорядочить записи <text:span text:style-name="T41">в двоичном файле </text:span>по возрастанию цены. <text:span text:style-name="T40">Результаты вывести на экран и текстовый файл.</text:span></text:p>
        </text:list-item>
        <text:list-item>
          <text:p text:style-name="P36"><text:span text:style-name="T41">Структура исходных данных представлена в</text:span> таблице <text:sequence-ref text:reference-format="value" text:ref-name="refTable7">7</text:sequence-ref>:</text:p>
        </text:list-item>
      </text:list>
      <text:p text:style-name="Text_20_body">Таблица <text:sequence text:ref-name="refTable7" text:name="Table" text:formula="ooow:Table+1" style:num-format="1">7</text:sequence>. Сведения о сотруднике</text:p>
      <table:table table:name="Таблица7" table:style-name="Таблица7">
        <table:table-column table:style-name="Таблица7.A" table:number-columns-repeated="2"/>
        <table:table-column table:style-name="Таблица7.C"/>
        <table:table-column table:style-name="Таблица7.D"/>
        <table:table-column table:style-name="Таблица7.E"/>
        <table:table-header-rows>
          <table:table-row table:style-name="TableLine93961114573952">
            <table:table-cell table:style-name="Таблица7.A1" office:value-type="string">
              <text:p text:style-name="P25">ФИО</text:p>
            </table:table-cell>
            <table:table-cell table:style-name="Таблица7.A1" office:value-type="string">
              <text:p text:style-name="P24">Дата рождения</text:p>
            </table:table-cell>
            <table:table-cell table:style-name="Таблица7.A1" office:value-type="string">
              <text:p text:style-name="P23">Должность</text:p>
            </table:table-cell>
            <table:table-cell table:style-name="Таблица7.A1" office:value-type="string">
              <text:p text:style-name="P23">Пол</text:p>
            </table:table-cell>
            <table:table-cell table:style-name="Таблица7.E1" office:value-type="string">
              <text:p text:style-name="P23">Оклад</text:p>
            </table:table-cell>
          </table:table-row>
        </table:table-header-rows>
        <table:table-row table:style-name="TableLine93961052656496">
          <table:table-cell table:style-name="Таблица7.A2" office:value-type="string">
            <text:p text:style-name="P17">Сергеев А.Б.</text:p>
          </table:table-cell>
          <table:table-cell table:style-name="Таблица7.A2" office:value-type="string">
            <text:p text:style-name="P14">12.03.1966</text:p>
          </table:table-cell>
          <table:table-cell table:style-name="Таблица7.A2" office:value-type="string">
            <text:p text:style-name="P14">Менеджер</text:p>
          </table:table-cell>
          <table:table-cell table:style-name="Таблица7.A2" office:value-type="string">
            <text:p text:style-name="P14">Муж.</text:p>
          </table:table-cell>
          <table:table-cell table:style-name="Таблица7.E2" office:value-type="string">
            <text:p text:style-name="P14">1250</text:p>
          </table:table-cell>
        </table:table-row>
        <table:table-row table:style-name="TableLine93960974957056">
          <table:table-cell table:style-name="Таблица7.A1" office:value-type="string">
            <text:p text:style-name="P14"/>
          </table:table-cell>
          <table:table-cell table:style-name="Таблица7.A1" office:value-type="string">
            <text:p text:style-name="P14"/>
          </table:table-cell>
          <table:table-cell table:style-name="Таблица7.A1" office:value-type="string">
            <text:p text:style-name="P14"/>
          </table:table-cell>
          <table:table-cell table:style-name="Таблица7.A1" office:value-type="string">
            <text:p text:style-name="P14"/>
          </table:table-cell>
          <table:table-cell table:style-name="Таблица7.E1" office:value-type="string">
            <text:p text:style-name="P14"/>
          </table:table-cell>
        </table:table-row>
      </table:table>
      <text:p text:style-name="P39">Добавить и вычислить в структуре поле «Зарплата», рассчитав ее по следующему принципу: к окладу приплюсовать 15% от размера оклада. <text:span text:style-name="T40">Создать двоичный файл с сформированными данными.</text:span> Упорядочить записи <text:span text:style-name="T41">в двоичном файле</text:span> по ФИО. <text:span text:style-name="T40">Результаты вывести на экран и текстовый файл.</text:span></text:p>
      <text:list xml:id="list111316454322712" text:continue-numbering="true" text:style-name="Numbering_20_1">
        <text:list-item>
          <text:p text:style-name="P36"><text:s/><text:span text:style-name="T41">Структура исходных данных представлена в</text:span> таблице <text:sequence-ref text:reference-format="value" text:ref-name="refTable7">7</text:sequence-ref>. Добавить и вычислить в структуре поле «Возраст». <text:span text:style-name="T40">Создать двоичный файл с сформированными данными. </text:span>Определить количество мужчин и женщин. Упорядочить записи <text:span text:style-name="T41">в двоичном файле </text:span>по должности. <text:span text:style-name="T40">Результаты вывести на экран и текстовый файл.</text:span></text:p>
        </text:list-item>
        <text:list-item>
          <text:p text:style-name="P36"><text:s/><text:span text:style-name="T41">Структура исходных данных представлена в</text:span> таблице <text:sequence-ref text:reference-format="value" text:ref-name="refTable8">8</text:sequence-ref>:</text:p>
        </text:list-item>
      </text:list>
      <text:p text:style-name="Text_20_body">Таблица <text:sequence text:ref-name="refTable8" text:name="Table" text:formula="ooow:Table+1" style:num-format="1">8</text:sequence>. Сведения о сотруднике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header-rows>
          <table:table-row table:style-name="TableLine93961125138896">
            <table:table-cell table:style-name="Таблица8.A1" office:value-type="string">
              <text:p text:style-name="P28">Фамилия</text:p>
            </table:table-cell>
            <table:table-cell table:style-name="Таблица8.A1" office:value-type="string">
              <text:p text:style-name="P26">Инициалы</text:p>
            </table:table-cell>
            <table:table-cell table:style-name="Таблица8.A1" office:value-type="string">
              <text:p text:style-name="P29">Ученая степень</text:p>
            </table:table-cell>
            <table:table-cell table:style-name="Таблица8.A1" office:value-type="string">
              <text:p text:style-name="P29">Год рождения</text:p>
            </table:table-cell>
            <table:table-cell table:style-name="Таблица8.E1" office:value-type="string">
              <text:p text:style-name="P29">Количество статей</text:p>
            </table:table-cell>
          </table:table-row>
        </table:table-header-rows>
        <table:table-row table:style-name="TableLine93961043378640">
          <table:table-cell table:style-name="Таблица8.A2" office:value-type="string">
            <text:p text:style-name="P19">Сергеев</text:p>
          </table:table-cell>
          <table:table-cell table:style-name="Таблица8.A2" office:value-type="string">
            <text:p text:style-name="P19">А.Б.</text:p>
          </table:table-cell>
          <table:table-cell table:style-name="Таблица8.A2" office:value-type="string">
            <text:p text:style-name="P21">Доцент</text:p>
          </table:table-cell>
          <table:table-cell table:style-name="Таблица8.A2" office:value-type="string">
            <text:p text:style-name="P21">1971</text:p>
          </table:table-cell>
          <table:table-cell table:style-name="Таблица8.E2" office:value-type="string">
            <text:p text:style-name="P21">25</text:p>
          </table:table-cell>
        </table:table-row>
        <table:table-row table:style-name="TableLine93961057788560"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/>
          </table:table-cell>
          <table:table-cell table:style-name="Таблица8.E1" office:value-type="string">
            <text:p text:style-name="P21"/>
          </table:table-cell>
        </table:table-row>
      </table:table>
      <text:p text:style-name="P39">Добавить и вычислить в структуре поле «Активность» по следующему принципу: если количество статей более 20, то в поле записать пробел, в противном случае – фразу «Работать лучше». <text:span text:style-name="T40">Создать двоичный файл с сформированными данными. </text:span>Упорядочить записи <text:span text:style-name="T41">в двоичном файле </text:span>по фамилии. <text:span text:style-name="T40">Результаты вывести на экран и текстовый файл.</text:span></text:p>
      <text:list xml:id="list111315356033054" text:continue-numbering="true" text:style-name="Numbering_20_1">
        <text:list-item>
          <text:p text:style-name="P36"><text:span text:style-name="T41"><text:s/>Структура исходных данных представлена в</text:span> таблице <text:sequence-ref text:reference-format="value" text:ref-name="refTable8">8</text:sequence-ref>. <text:span text:style-name="T40">Создать двоичный файл с сформированными данными. </text:span>Удалить сотрудника с фамилией, которая вводится с формы. Определить количество доцентов. Упорядочить записи <text:span text:style-name="T41">в двоичном файле </text:span>по должности. <text:span text:style-name="T40">Результаты вывести на экран и текстовый файл.</text:span></text:p>
        </text:list-item>
        <text:list-item>
          <text:p text:style-name="P36"><text:s/><text:span text:style-name="T41">Структура исходных данных представлена в</text:span> таблице <text:sequence-ref text:reference-format="value" text:ref-name="refTable9">9</text:sequence-ref>:</text:p>
        </text:list-item>
      </text:list>
      <text:p text:style-name="Text_20_body"><text:soft-page-break/>Таблица <text:sequence text:ref-name="refTable9" text:name="Table" text:formula="ooow:Table+1" style:num-format="1">9</text:sequence>. Сведения о тираже книг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header-rows>
          <table:table-row table:style-name="TableLine93961085811072">
            <table:table-cell table:style-name="Таблица9.A1" office:value-type="string">
              <text:p text:style-name="P31">Название</text:p>
            </table:table-cell>
            <table:table-cell table:style-name="Таблица9.A1" office:value-type="string">
              <text:p text:style-name="P24">Автор</text:p>
            </table:table-cell>
            <table:table-cell table:style-name="Таблица9.A1" office:value-type="string">
              <text:p text:style-name="P23">Название типографии</text:p>
            </table:table-cell>
            <table:table-cell table:style-name="Таблица9.A1" office:value-type="string">
              <text:p text:style-name="P23">Год издания</text:p>
            </table:table-cell>
            <table:table-cell table:style-name="Таблица9.A1" office:value-type="string">
              <text:p text:style-name="P24">Цена, $</text:p>
            </table:table-cell>
            <table:table-cell table:style-name="Таблица9.F1" office:value-type="string">
              <text:p text:style-name="P23">Тираж</text:p>
            </table:table-cell>
          </table:table-row>
        </table:table-header-rows>
        <table:table-row table:style-name="TableLine93961085420976">
          <table:table-cell table:style-name="Таблица9.A2" office:value-type="string">
            <text:p text:style-name="P22">Светлый путь</text:p>
          </table:table-cell>
          <table:table-cell table:style-name="Таблица9.A2" office:value-type="string">
            <text:p text:style-name="P15">Задорожный И.Д.</text:p>
          </table:table-cell>
          <table:table-cell table:style-name="Таблица9.A2" office:value-type="string">
            <text:p text:style-name="P14">КП</text:p>
          </table:table-cell>
          <table:table-cell table:style-name="Таблица9.A2" office:value-type="string">
            <text:p text:style-name="P14">2003</text:p>
          </table:table-cell>
          <table:table-cell table:style-name="Таблица9.A2" office:value-type="string">
            <text:p text:style-name="P14">6,5</text:p>
          </table:table-cell>
          <table:table-cell table:style-name="Таблица9.F2" office:value-type="string">
            <text:p text:style-name="P14">15000</text:p>
          </table:table-cell>
        </table:table-row>
        <table:table-row table:style-name="TableLine93961124666480">
          <table:table-cell table:style-name="Таблица9.A1" office:value-type="string">
            <text:p text:style-name="P14"/>
          </table:table-cell>
          <table:table-cell table:style-name="Таблица9.A1" office:value-type="string">
            <text:p text:style-name="P14"/>
          </table:table-cell>
          <table:table-cell table:style-name="Таблица9.A1" office:value-type="string">
            <text:p text:style-name="P14"/>
          </table:table-cell>
          <table:table-cell table:style-name="Таблица9.A1" office:value-type="string">
            <text:p text:style-name="P14"/>
          </table:table-cell>
          <table:table-cell table:style-name="Таблица9.A1" office:value-type="string">
            <text:p text:style-name="P14"/>
          </table:table-cell>
          <table:table-cell table:style-name="Таблица9.F1" office:value-type="string">
            <text:p text:style-name="P14"/>
          </table:table-cell>
        </table:table-row>
      </table:table>
      <text:p text:style-name="P39">Добавить и вычислить в структуре поле «Стоимость тиража». <text:span text:style-name="T40">Создать двоичный файл с сформированными данными. </text:span>Найти общий тираж книг 2005 года. Упорядочить записи <text:span text:style-name="T41">в двоичном файле <text:s/></text:span>по автору. <text:span text:style-name="T40">Результаты вывести на экран и текстовый файл.</text:span></text:p>
      <text:list xml:id="list111315548954769" text:continue-numbering="true" text:style-name="Numbering_20_1">
        <text:list-item>
          <text:p text:style-name="P36"><text:s/><text:span text:style-name="T41">Структура исходных данных представлена в</text:span> таблице <text:sequence-ref text:reference-format="value" text:ref-name="refTable9">9</text:sequence-ref>. <text:span text:style-name="T40">Создать двоичный файл с сформированными данными. </text:span>Удалить все записи книг тиража 2000 года. Найти среднюю цену книг типографии «КП». Упорядочить записи <text:span text:style-name="T41">в двоичном файле </text:span>по году издания. <text:span text:style-name="T40">Результаты вывести на экран и текстовый файл.</text:span></text:p>
        </text:list-item>
        <text:list-item>
          <text:p text:style-name="P36"><text:s/><text:span text:style-name="T41">Структура исходных данных представлена в</text:span> таблице <text:sequence-ref text:reference-format="value" text:ref-name="refTable10">10</text:sequence-ref>:</text:p>
        </text:list-item>
      </text:list>
      <text:p text:style-name="Text_20_body">Таблица <text:sequence text:ref-name="refTable10" text:name="Table" text:formula="ooow:Table+1" style:num-format="1">10</text:sequence>. Сведения о телефонных звонках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header-rows>
          <table:table-row table:style-name="TableLine93961051644304">
            <table:table-cell>
              <table:table table:is-sub-table="true">
                <table:table-column table:style-name="Таблица10.A"/>
                <table:table-row table:style-name="Таблица10.A1.1">
                  <table:table-cell table:style-name="Таблица10.A1.1.1" office:value-type="string">
                    <text:p text:style-name="P23">ФИО абонента</text:p>
                  </table:table-cell>
                </table:table-row>
                <table:table-row table:style-name="TableLine93961112384176">
                  <table:table-cell table:style-name="Таблица10.A1.1.2" office:value-type="string">
                    <text:p text:style-name="P13">Моль Р. Ю.</text:p>
                  </table:table-cell>
                </table:table-row>
              </table:table>
            </table:table-cell>
            <table:table-cell table:number-columns-spanned="5">
              <table:table table:is-sub-table="true">
                <table:table-column table:style-name="Таблица10.B"/>
                <table:table-column table:style-name="Таблица10.C"/>
                <table:table-column table:style-name="Таблица10.D"/>
                <table:table-column table:style-name="Таблица10.E"/>
                <table:table-column table:style-name="Таблица10.F"/>
                <table:table-row table:style-name="Таблица10.B1.1">
                  <table:table-cell table:style-name="Таблица10.A1.1.1" office:value-type="string">
                    <text:p text:style-name="P24">Номер</text:p>
                  </table:table-cell>
                  <table:table-cell table:style-name="Таблица10.A1.1.1" office:value-type="string">
                    <text:p text:style-name="P23">Дата звонка</text:p>
                  </table:table-cell>
                  <table:table-cell table:style-name="Таблица10.A1.1.1" office:value-type="string">
                    <text:p text:style-name="P23">Город</text:p>
                  </table:table-cell>
                  <table:table-cell table:style-name="Таблица10.A1.1.1" office:value-type="string">
                    <text:p text:style-name="P24">Стоимость 1 мин</text:p>
                  </table:table-cell>
                  <table:table-cell table:style-name="Таблица10.B1.5.1" office:value-type="string">
                    <text:p text:style-name="P24">Количество минут</text:p>
                  </table:table-cell>
                </table:table-row>
                <table:table-row table:style-name="TableLine93961052907280">
                  <table:table-cell table:style-name="Таблица10.A1.1.2" office:value-type="string">
                    <text:p text:style-name="P15">956-25-78</text:p>
                  </table:table-cell>
                  <table:table-cell table:style-name="Таблица10.A1.1.2" office:value-type="string">
                    <text:p text:style-name="P14">12.05.20</text:p>
                  </table:table-cell>
                  <table:table-cell table:style-name="Таблица10.A1.1.2" office:value-type="string">
                    <text:p text:style-name="P14">Нерюнгри</text:p>
                  </table:table-cell>
                  <table:table-cell table:style-name="Таблица10.A1.1.2" office:value-type="string">
                    <text:p text:style-name="P14">3,65</text:p>
                  </table:table-cell>
                  <table:table-cell table:style-name="Таблица10.B1.5.2" office:value-type="string">
                    <text:p text:style-name="P14">2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0.2">
          <table:table-cell table:style-name="Таблица10.A1.1.2" office:value-type="string">
            <text:p text:style-name="P14">...</text:p>
          </table:table-cell>
          <table:table-cell table:style-name="Таблица10.A1.1.1" office:value-type="string">
            <text:p text:style-name="P14"/>
          </table:table-cell>
          <table:table-cell table:style-name="Таблица10.A1.1.1" office:value-type="string">
            <text:p text:style-name="P14"/>
          </table:table-cell>
          <table:table-cell table:style-name="Таблица10.A1.1.1" office:value-type="string">
            <text:p text:style-name="P14"/>
          </table:table-cell>
          <table:table-cell table:style-name="Таблица10.A1.1.1" office:value-type="string">
            <text:p text:style-name="P14"/>
          </table:table-cell>
          <table:table-cell table:style-name="Таблица10.B1.5.1" office:value-type="string">
            <text:p text:style-name="P14"/>
          </table:table-cell>
        </table:table-row>
      </table:table>
      <text:p text:style-name="P39">Добавить и вычислить в структуре поле «Стоимость звонка». <text:span text:style-name="T40">Создать двоичный файл с сформированными данными. </text:span>Найти общую стоимость звонков в город, вводимый по запросу. Упорядочить записи <text:span text:style-name="T41">в двоичном файле </text:span>по ФИО абонента. <text:span text:style-name="T40">Результаты вывести на экран и текстовый файл.</text:span></text:p>
      <text:list xml:id="list111315289288607" text:continue-numbering="true" text:style-name="Numbering_20_1">
        <text:list-item>
          <text:p text:style-name="P36"><text:span text:style-name="T41"><text:s/>Структура исходных данных представлена в</text:span> таблице <text:sequence-ref text:reference-format="value" text:ref-name="refTable10">10</text:sequence-ref>. <text:span text:style-name="T40">Создать двоичный файл с сформированными данными. </text:span>Удалить все записи звонков с номерами, начинающихся с цифры 3. Упорядочить записи <text:span text:style-name="T41">в двоичном файле </text:span>по названию города. <text:span text:style-name="T40">Результаты вывести на экран и текстовый файл.</text:span></text:p>
        </text:list-item>
        <text:list-item>
          <text:p text:style-name="P36"><text:s/><text:span text:style-name="T41">Структура исходных данных представлена в</text:span> таблице <text:sequence-ref text:reference-format="value" text:ref-name="refTable11">11</text:sequence-ref>:</text:p>
        </text:list-item>
      </text:list>
      <text:p text:style-name="Text_20_body">Таблица <text:sequence text:ref-name="refTable11" text:name="Table" text:formula="ooow:Table+1" style:num-format="1">11</text:sequence>. Сведения о приборах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header-rows>
          <table:table-row table:style-name="Таблица11.1">
            <table:table-cell>
              <table:table table:is-sub-table="true">
                <table:table-column table:style-name="Таблица11.A"/>
                <table:table-row table:style-name="Таблица11.A1.1">
                  <table:table-cell table:style-name="Таблица11.A1.1.1" office:value-type="string">
                    <text:p text:style-name="P23">Название прибора</text:p>
                  </table:table-cell>
                </table:table-row>
                <table:table-row table:style-name="Таблица11.A1.1">
                  <table:table-cell table:style-name="Таблица11.A1.1.2" office:value-type="string">
                    <text:p text:style-name="P13">Микроскоп</text:p>
                  </table:table-cell>
                </table:table-row>
              </table:table>
            </table:table-cell>
            <table:table-cell table:number-columns-spanned="4">
              <table:table table:is-sub-table="true">
                <table:table-column table:style-name="Таблица11.B"/>
                <table:table-column table:style-name="Таблица11.C"/>
                <table:table-column table:style-name="Таблица11.D"/>
                <table:table-column table:style-name="Таблица11.E"/>
                <table:table-row table:style-name="Таблица11.A1.1">
                  <table:table-cell table:style-name="Таблица11.A1.1.1" office:value-type="string">
                    <text:p text:style-name="P24">Шифр прибора</text:p>
                  </table:table-cell>
                  <table:table-cell table:style-name="Таблица11.A1.1.1" office:value-type="string">
                    <text:p text:style-name="P23">Дата выпуска</text:p>
                  </table:table-cell>
                  <table:table-cell table:style-name="Таблица11.A1.1.1" office:value-type="string">
                    <text:p text:style-name="P24">Количество</text:p>
                  </table:table-cell>
                  <table:table-cell table:style-name="Таблица11.B1.4.1" office:value-type="string">
                    <text:p text:style-name="P23">Гарантийный срок, мес</text:p>
                  </table:table-cell>
                </table:table-row>
                <table:table-row table:style-name="Таблица11.A1.1">
                  <table:table-cell table:style-name="Таблица11.A1.1.2" office:value-type="string">
                    <text:p text:style-name="P14">М12-08</text:p>
                  </table:table-cell>
                  <table:table-cell table:style-name="Таблица11.A1.1.2" office:value-type="string">
                    <text:p text:style-name="P14">12.06.2006</text:p>
                  </table:table-cell>
                  <table:table-cell table:style-name="Таблица11.A1.1.2" office:value-type="string">
                    <text:p text:style-name="P14">200</text:p>
                  </table:table-cell>
                  <table:table-cell table:style-name="Таблица11.B1.4.2" office:value-type="string">
                    <text:p text:style-name="P14">24</text:p>
                  </table:table-cell>
                </table:table-row>
              </table:table>
            </table:table-cell>
            <table:covered-table-cell/>
            <table:covered-table-cell/>
            <table:covered-table-cell/>
          </table:table-row>
        </table:table-header-rows>
        <table:table-row table:style-name="Таблица11.2">
          <table:table-cell table:style-name="Таблица11.A1.1.2" office:value-type="string">
            <text:p text:style-name="P14">...</text:p>
          </table:table-cell>
          <table:table-cell table:style-name="Таблица11.A1.1.1" office:value-type="string">
            <text:p text:style-name="P14"/>
          </table:table-cell>
          <table:table-cell table:style-name="Таблица11.A1.1.1" office:value-type="string">
            <text:p text:style-name="P14"/>
          </table:table-cell>
          <table:table-cell table:style-name="Таблица11.A1.1.1" office:value-type="string">
            <text:p text:style-name="P14"/>
          </table:table-cell>
          <table:table-cell table:style-name="Таблица11.B1.4.1" office:value-type="string">
            <text:p text:style-name="P14"/>
          </table:table-cell>
        </table:table-row>
      </table:table>
      <text:p text:style-name="P39">Добавить и вычислить в структуре поле «Гарантийное обслуживание» по следующему принципу: записать фразу «1 год», если гарантийный срок более 3 <text:soft-page-break/>лет, в противном случае – фразу «нет обслуживания» . <text:span text:style-name="T40">Создать двоичный файл с сформированными данными. </text:span>Найти общее количество всех приборов. Упорядочить записи <text:span text:style-name="T41">в двоичном файле</text:span> по названию прибора. <text:span text:style-name="T40">Результаты вывести на экран и текстовый файл.</text:span></text:p>
      <text:p text:style-name="P39"><text:bookmark-start text:name="__RefHeading__8906_3637863211"/><text:span text:style-name="T40">25. </text:span><text:span text:style-name="T41">Структура исходных данных представлена в</text:span><text:span text:style-name="T40"> таблице</text:span> <text:sequence-ref text:reference-format="value" text:ref-name="refTable11">11</text:sequence-ref>. <text:span text:style-name="T40">Создать двоичный файл с сформированными данными. </text:span>Удалить все записи с гарантийным сроков менее 6 месяцев. Упорядочить записи <text:span text:style-name="T41">в двоичном файле </text:span>по дате выпуска.<text:bookmark-end text:name="__RefHeading__8906_3637863211"/></text:p>
      <text:h text:style-name="P10" text:outline-level="2"><text:span text:style-name="T1">Лабораторная работа №</text:span><text:span text:style-name="T39">3</text:span><text:span text:style-name="T1">.</text:span></text:h>
      <text:p text:style-name="P5"><text:span text:style-name="T3">Разработать программу на языке С++ для решения следующей задачи. Даны комплексные числа </text:span><text:span text:style-name="T3"><draw:frame draw:style-name="fr1" draw:name="Объект619" text:anchor-type="as-char" svg:y="-0.377cm" svg:width="1.981cm" svg:height="0.48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, </text:span><text:span text:style-name="T6"><draw:frame draw:style-name="fr1" draw:name="Объект620" text:anchor-type="as-char" svg:y="-0.377cm" svg:width="1.896cm" svg:height="0.48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<text:s/></text:span><text:span text:style-name="T3">и </text:span><text:span text:style-name="T3"><draw:frame draw:style-name="fr1" draw:name="Объект621" text:anchor-type="as-char" svg:y="-0.377cm" svg:width="1.9cm" svg:height="0.48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. </text:span><text:span text:style-name="T7">Найти комплесное число </text:span><text:span text:style-name="T7"><draw:frame draw:style-name="fr1" draw:name="Объект622" text:anchor-type="as-char" svg:y="-0.377cm" svg:width="1.979cm" svg:height="0.485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<text:s/>по формуле представленной в </text:span><text:span text:style-name="T3">табл. </text:span><text:span text:style-name="T3"><text:sequence-ref text:reference-format="value" text:ref-name="refTable0">12</text:sequence-ref></text:span><text:span text:style-name="T3">. </text:span><text:span text:style-name="T5">Исходные данные хранятся в текстовом файле. </text:span><text:span text:style-name="T4">Библиотеку </text:span><text:span text:style-name="T8">complex</text:span><text:span text:style-name="T4"> не использовать!!!!!</text:span></text:p>
      <text:p text:style-name="P1">Таблица <text:sequence text:ref-name="refTable0" text:name="Table" text:formula="ooow:Table+1" style:num-format="1">12</text:sequence>. Задания для решения задачи о комплексных числах</text:p>
      <table:table table:name="Таблица60" table:style-name="Таблица60">
        <table:table-column table:style-name="Таблица60.A"/>
        <table:table-column table:style-name="Таблица60.B"/>
        <table:table-header-rows>
          <table:table-row table:style-name="TableLine93961057192048">
            <table:table-cell table:style-name="Таблица60.A1" office:value-type="string">
              <text:p text:style-name="P3"><text:span text:style-name="Strong_20_Emphasis"><text:span text:style-name="T12">Вариант</text:span></text:span></text:p>
            </table:table-cell>
            <table:table-cell table:style-name="Таблица60.B1" office:value-type="string">
              <text:p text:style-name="P3"><text:span text:style-name="Emphasis"><text:span text:style-name="T13">Формула для вычислений</text:span></text:span></text:p>
            </table:table-cell>
          </table:table-row>
        </table:table-header-rows>
        <table:table-row table:style-name="TableLine93961058973376">
          <table:table-cell table:style-name="Таблица60.A2" office:value-type="string">
            <text:p text:style-name="P2"><text:span text:style-name="Strong_20_Emphasis"><text:span text:style-name="T14">1</text:span></text:span></text:p>
          </table:table-cell>
          <table:table-cell table:style-name="Таблица60.B2" office:value-type="string">
            <text:p text:style-name="P4"><draw:frame draw:style-name="fr1" draw:name="Объект623" text:anchor-type="as-char" svg:y="-0.723cm" svg:width="2.99cm" svg:height="1.168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 table:style-name="TableLine93961058974608">
          <table:table-cell table:style-name="Таблица60.A2" office:value-type="string">
            <text:p text:style-name="P2"><text:span text:style-name="Strong_20_Emphasis"><text:span text:style-name="T14">2</text:span></text:span></text:p>
          </table:table-cell>
          <table:table-cell table:style-name="Таблица60.B3" office:value-type="string">
            <text:p text:style-name="P4"><draw:frame draw:style-name="fr2" draw:name="Объект624" text:anchor-type="as-char" svg:width="3.567cm" svg:height="1.17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TableLine93961058975520">
          <table:table-cell table:style-name="Таблица60.A2" office:value-type="string">
            <text:p text:style-name="P2"><text:span text:style-name="Strong_20_Emphasis"><text:span text:style-name="T14">3</text:span></text:span></text:p>
          </table:table-cell>
          <table:table-cell table:style-name="Таблица60.B4" office:value-type="string">
            <text:p text:style-name="P4"><draw:frame draw:style-name="fr1" draw:name="Объект625" text:anchor-type="as-char" svg:y="-0.794cm" svg:width="3.251cm" svg:height="1.236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  <table:table-row table:style-name="TableLine93961058976528">
          <table:table-cell table:style-name="Таблица60.A2" office:value-type="string">
            <text:p text:style-name="P2"><text:span text:style-name="Strong_20_Emphasis"><text:span text:style-name="T14">4</text:span></text:span></text:p>
          </table:table-cell>
          <table:table-cell table:style-name="Таблица60.B5" office:value-type="string">
            <text:p text:style-name="P4"><draw:frame draw:style-name="fr2" draw:name="Объект626" text:anchor-type="as-char" svg:width="3.898cm" svg:height="1.17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TableLine93961058977568">
          <table:table-cell table:style-name="Таблица60.A2" office:value-type="string">
            <text:p text:style-name="P2"><text:span text:style-name="Strong_20_Emphasis"><text:span text:style-name="T14">5</text:span></text:span></text:p>
          </table:table-cell>
          <table:table-cell table:style-name="Таблица60.B6" office:value-type="string">
            <text:p text:style-name="P4"><draw:frame draw:style-name="fr1" draw:name="Объект627" text:anchor-type="as-char" svg:y="-0.794cm" svg:width="3.366cm" svg:height="1.236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  <table:table-row table:style-name="TableLine93961058978768">
          <table:table-cell table:style-name="Таблица60.A2" office:value-type="string">
            <text:p text:style-name="P2"><text:span text:style-name="Strong_20_Emphasis"><text:span text:style-name="T14">6</text:span></text:span></text:p>
          </table:table-cell>
          <table:table-cell table:style-name="Таблица60.B7" office:value-type="string">
            <text:p text:style-name="P4"><draw:frame draw:style-name="fr2" draw:name="Объект628" text:anchor-type="as-char" svg:width="3.898cm" svg:height="1.196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TableLine93961058980080">
          <table:table-cell table:style-name="Таблица60.A2" office:value-type="string">
            <text:p text:style-name="P2"><text:span text:style-name="Strong_20_Emphasis"><text:span text:style-name="T14">7</text:span></text:span></text:p>
          </table:table-cell>
          <table:table-cell table:style-name="Таблица60.B8" office:value-type="string">
            <text:p text:style-name="P4"><draw:frame draw:style-name="fr1" draw:name="Объект629" text:anchor-type="as-char" svg:y="-0.794cm" svg:width="2.475cm" svg:height="1.236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TableLine93961058981392">
          <table:table-cell table:style-name="Таблица60.A2" office:value-type="string">
            <text:p text:style-name="P2"><text:span text:style-name="Strong_20_Emphasis"><text:span text:style-name="T14">8</text:span></text:span></text:p>
          </table:table-cell>
          <table:table-cell table:style-name="Таблица60.B9" office:value-type="string">
            <text:p text:style-name="P4"><draw:frame draw:style-name="fr2" draw:name="Объект630" text:anchor-type="as-char" svg:width="3.567cm" svg:height="1.162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TableLine93961058982896">
          <table:table-cell table:style-name="Таблица60.A2" office:value-type="string">
            <text:p text:style-name="P2"><text:span text:style-name="Strong_20_Emphasis"><text:span text:style-name="T14">9</text:span></text:span></text:p>
          </table:table-cell>
          <table:table-cell table:style-name="Таблица60.B10" office:value-type="string">
            <text:p text:style-name="P4"><draw:frame draw:style-name="fr1" draw:name="Объект631" text:anchor-type="as-char" svg:y="-0.794cm" svg:width="2.542cm" svg:height="1.236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  <table:table-row table:style-name="TableLine93961058984208">
          <table:table-cell table:style-name="Таблица60.A2" office:value-type="string">
            <text:p text:style-name="P2"><text:span text:style-name="Strong_20_Emphasis"><text:span text:style-name="T14">10</text:span></text:span></text:p>
          </table:table-cell>
          <table:table-cell table:style-name="Таблица60.B11" office:value-type="string">
            <text:p text:style-name="P4"><draw:frame draw:style-name="fr2" draw:name="Объект632" text:anchor-type="as-char" svg:width="3.56cm" svg:height="1.236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TableLine93961058985552">
          <table:table-cell table:style-name="Таблица60.A2" office:value-type="string">
            <text:p text:style-name="P2"><text:span text:style-name="Strong_20_Emphasis"><text:span text:style-name="T14">11</text:span></text:span></text:p>
          </table:table-cell>
          <table:table-cell table:style-name="Таблица60.B12" office:value-type="string">
            <text:p text:style-name="P4"><draw:frame draw:style-name="fr1" draw:name="Объект633" text:anchor-type="as-char" svg:y="-0.794cm" svg:width="2.464cm" svg:height="1.236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 table:style-name="TableLine93961058987136">
          <table:table-cell table:style-name="Таблица60.A2" office:value-type="string">
            <text:p text:style-name="P2"><text:span text:style-name="Strong_20_Emphasis"><text:span text:style-name="T14">12</text:span></text:span></text:p>
          </table:table-cell>
          <table:table-cell table:style-name="Таблица60.B13" office:value-type="string">
            <text:p text:style-name="P4"><draw:frame draw:style-name="fr2" draw:name="Объект634" text:anchor-type="as-char" svg:width="3.291cm" svg:height="1.252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 table:style-name="TableLine93961058988368">
          <table:table-cell table:style-name="Таблица60.A2" office:value-type="string">
            <text:p text:style-name="P2"><text:span text:style-name="Strong_20_Emphasis"><text:span text:style-name="T14">13</text:span></text:span></text:p>
          </table:table-cell>
          <table:table-cell table:style-name="Таблица60.B14" office:value-type="string">
            <text:p text:style-name="P4"><draw:frame draw:style-name="fr1" draw:name="Объект635" text:anchor-type="as-char" svg:y="-0.794cm" svg:width="2.729cm" svg:height="1.236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  <table:table-row table:style-name="TableLine93961058989712">
          <table:table-cell table:style-name="Таблица60.A2" office:value-type="string">
            <text:p text:style-name="P2"><text:span text:style-name="Strong_20_Emphasis"><text:span text:style-name="T14">14</text:span></text:span></text:p>
          </table:table-cell>
          <table:table-cell table:style-name="Таблица60.B15" office:value-type="string">
            <text:p text:style-name="P4"><draw:frame draw:style-name="fr1" draw:name="Объект636" text:anchor-type="as-char" svg:y="-0.811cm" svg:width="3.067cm" svg:height="1.34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ext:soft-page-break/>
        <table:table-row table:style-name="TableLine93961058991056">
          <table:table-cell table:style-name="Таблица60.A2" office:value-type="string">
            <text:p text:style-name="P2"><text:span text:style-name="Strong_20_Emphasis"><text:span text:style-name="T14">15</text:span></text:span></text:p>
          </table:table-cell>
          <table:table-cell table:style-name="Таблица60.B16" office:value-type="string">
            <text:p text:style-name="P4"><draw:frame draw:style-name="fr1" draw:name="Объект637" text:anchor-type="as-char" svg:y="-0.838cm" svg:width="3.149cm" svg:height="1.339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 table:style-name="TableLine93961058992400">
          <table:table-cell table:style-name="Таблица60.A2" office:value-type="string">
            <text:p text:style-name="P2"><text:span text:style-name="Strong_20_Emphasis"><text:span text:style-name="T14">16</text:span></text:span></text:p>
          </table:table-cell>
          <table:table-cell table:style-name="Таблица60.B17" office:value-type="string">
            <text:p text:style-name="P4"><draw:frame draw:style-name="fr2" draw:name="Объект638" text:anchor-type="as-char" svg:width="4.392cm" svg:height="1.199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TableLine93961058994272">
          <table:table-cell table:style-name="Таблица60.A2" office:value-type="string">
            <text:p text:style-name="P2"><text:span text:style-name="Strong_20_Emphasis"><text:span text:style-name="T14">17</text:span></text:span></text:p>
          </table:table-cell>
          <table:table-cell table:style-name="Таблица60.B18" office:value-type="string">
            <text:p text:style-name="P4"><draw:frame draw:style-name="fr1" draw:name="Объект639" text:anchor-type="as-char" svg:y="-0.861cm" svg:width="3.217cm" svg:height="1.438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 table:style-name="TableLine93961058995616">
          <table:table-cell table:style-name="Таблица60.A2" office:value-type="string">
            <text:p text:style-name="P2"><text:span text:style-name="Strong_20_Emphasis"><text:span text:style-name="T14">18</text:span></text:span></text:p>
          </table:table-cell>
          <table:table-cell table:style-name="Таблица60.B19" office:value-type="string">
            <text:p text:style-name="P4"><draw:frame draw:style-name="fr2" draw:name="Объект640" text:anchor-type="as-char" svg:width="4.427cm" svg:height="1.199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 table:style-name="TableLine93961058996960">
          <table:table-cell table:style-name="Таблица60.A2" office:value-type="string">
            <text:p text:style-name="P2"><text:span text:style-name="Strong_20_Emphasis"><text:span text:style-name="T14">19</text:span></text:span></text:p>
          </table:table-cell>
          <table:table-cell table:style-name="Таблица60.B20" office:value-type="string">
            <text:p text:style-name="P4"><draw:frame draw:style-name="fr1" draw:name="Объект641" text:anchor-type="as-char" svg:y="-0.787cm" svg:width="3.332cm" svg:height="1.36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 table:style-name="TableLine93961058998304">
          <table:table-cell table:style-name="Таблица60.A2" office:value-type="string">
            <text:p text:style-name="P2"><text:span text:style-name="Strong_20_Emphasis"><text:span text:style-name="T14">20</text:span></text:span></text:p>
          </table:table-cell>
          <table:table-cell table:style-name="Таблица60.B21" office:value-type="string">
            <text:p text:style-name="P4"><draw:frame draw:style-name="fr2" draw:name="Объект642" text:anchor-type="as-char" svg:width="3.141cm" svg:height="1.341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 table:style-name="TableLine93961058999648">
          <table:table-cell table:style-name="Таблица60.A2" office:value-type="string">
            <text:p text:style-name="P2"><text:span text:style-name="Strong_20_Emphasis"><text:span text:style-name="T14">21</text:span></text:span></text:p>
          </table:table-cell>
          <table:table-cell table:style-name="Таблица60.B22" office:value-type="string">
            <text:p text:style-name="P4"><draw:frame draw:style-name="fr1" draw:name="Объект643" text:anchor-type="as-char" svg:y="-0.811cm" svg:width="2.992cm" svg:height="1.254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 table:style-name="TableLine93961059000992">
          <table:table-cell table:style-name="Таблица60.A2" office:value-type="string">
            <text:p text:style-name="P2"><text:span text:style-name="Strong_20_Emphasis"><text:span text:style-name="T14">22</text:span></text:span></text:p>
          </table:table-cell>
          <table:table-cell table:style-name="Таблица60.B23" office:value-type="string">
            <text:p text:style-name="P4"><draw:frame draw:style-name="fr2" draw:name="Объект644" text:anchor-type="as-char" svg:width="4.551cm" svg:height="1.341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TableLine93961059002336">
          <table:table-cell table:style-name="Таблица60.A2" office:value-type="string">
            <text:p text:style-name="P2"><text:span text:style-name="Strong_20_Emphasis"><text:span text:style-name="T14">23</text:span></text:span></text:p>
          </table:table-cell>
          <table:table-cell table:style-name="Таблица60.B24" office:value-type="string">
            <text:p text:style-name="P4"><draw:frame draw:style-name="fr1" draw:name="Объект645" text:anchor-type="as-char" svg:y="-0.857cm" svg:width="3.464cm" svg:height="1.3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</table:table-row>
        <table:table-row table:style-name="TableLine93961059003680">
          <table:table-cell table:style-name="Таблица60.A2" office:value-type="string">
            <text:p text:style-name="P2"><text:span text:style-name="Strong_20_Emphasis"><text:span text:style-name="T14">24</text:span></text:span></text:p>
          </table:table-cell>
          <table:table-cell table:style-name="Таблица60.B25" office:value-type="string">
            <text:p text:style-name="P4"><draw:frame draw:style-name="fr2" draw:name="Объект646" text:anchor-type="as-char" svg:width="3.164cm" svg:height="1.199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 table:style-name="TableLine93961059005024">
          <table:table-cell table:style-name="Таблица60.A2" office:value-type="string">
            <text:p text:style-name="P2"><text:span text:style-name="Strong_20_Emphasis"><text:span text:style-name="T14">25</text:span></text:span></text:p>
          </table:table-cell>
          <table:table-cell table:style-name="Таблица60.B26" office:value-type="string">
            <text:p text:style-name="P4"><draw:frame draw:style-name="fr2" draw:name="Объект647" text:anchor-type="as-char" svg:width="4.011cm" svg:height="1.199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</table:table-row>
      </table:table>
      <text:h text:style-name="P11" text:outline-level="3"/>
      <text:h text:style-name="P8" text:outline-level="2"><text:bookmark-start text:name="__RefHeading__4642_557770225"/>Лабораторная работа №<text:span text:style-name="T40">4</text:span><text:bookmark-end text:name="__RefHeading__4642_557770225"/></text:h>
      <text:p text:style-name="P6"><text:span text:style-name="T2">Разработать программу на языке С++ для решения следующей задачи </text:span><text:span text:style-name="T9">(исходные данные хранятся в </text:span><text:span text:style-name="T11">двоичном файле</text:span><text:span text:style-name="T9">). </text:span><text:span text:style-name="T10">Результат вычислений проверить в математическом пакете.</text:span></text:p>
      <text:list xml:id="list412821679" text:style-name="WW8Num1">
        <text:list-item text:start-value="1">
          <text:p text:style-name="P34">Для заданной матрицы комплексных<text:span text:style-name="T15"> чисел </text:span><text:span text:style-name="T16">А</text:span>(<text:span text:style-name="T18">n</text:span><text:span text:style-name="T17">×</text:span><text:span text:style-name="T18">n</text:span>) найти <draw:frame draw:style-name="fr1" draw:name="Объект648" text:anchor-type="as-char" svg:y="-0.437cm" svg:width="2.404cm" svg:height="0.527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. <text:span text:style-name="T21">Вычислить B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n</text:span><text:span text:style-name="T17">×</text:span><text:span text:style-name="T18">n</text:span>) найти <draw:frame draw:style-name="fr1" draw:name="Объект649" text:anchor-type="as-char" svg:y="-0.437cm" svg:width="3.877cm" svg:height="0.545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m</text:span><text:span text:style-name="T17">×</text:span><text:span text:style-name="T18">m</text:span>) найти <draw:frame draw:style-name="fr1" draw:name="Объект650" text:anchor-type="as-char" svg:y="-0.437cm" svg:width="2.379cm" svg:height="0.529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, где <draw:frame draw:style-name="fr1" draw:name="Объект651" text:anchor-type="as-char" svg:y="-0.377cm" svg:width="1.356cm" svg:height="0.483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ой матрицы комплексных<text:span text:style-name="T15"> чисел </text:span><text:span text:style-name="T16">А</text:span>(<text:span text:style-name="T18">n</text:span><text:span text:style-name="T17">×</text:span><text:span text:style-name="T18">n</text:span>) найти <draw:frame draw:style-name="fr1" draw:name="Объект652" text:anchor-type="as-char" svg:y="-0.437cm" svg:width="4.195cm" svg:height="0.545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n</text:span><text:span text:style-name="T17">×</text:span><text:span text:style-name="T18">n</text:span>) найти <draw:frame draw:style-name="fr1" draw:name="Объект653" text:anchor-type="as-char" svg:y="-0.437cm" svg:width="3.676cm" svg:height="0.545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m</text:span><text:span text:style-name="T17">×</text:span><text:span text:style-name="T18">m</text:span>) найти <draw:frame draw:style-name="fr1" draw:name="Объект654" text:anchor-type="as-char" svg:y="-0.478cm" svg:width="2.577cm" svg:height="0.857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, где <draw:frame draw:style-name="fr1" draw:name="Объект655" text:anchor-type="as-char" svg:y="-0.377cm" svg:width="1.356cm" svg:height="0.483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ой матрицы комплексных<text:span text:style-name="T15"> чисел </text:span><text:span text:style-name="T20">D</text:span>(<text:span text:style-name="T18">k</text:span><text:span text:style-name="T17">×</text:span><text:span text:style-name="T18">k</text:span>) найти <draw:frame draw:style-name="fr1" draw:name="Объект656" text:anchor-type="as-char" svg:y="-0.437cm" svg:width="5.537cm" svg:height="0.545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n</text:span><text:span text:style-name="T17">×</text:span><text:span text:style-name="T18">n</text:span>) найти <draw:frame draw:style-name="fr1" draw:name="Объект657" text:anchor-type="as-char" svg:y="-0.437cm" svg:width="2.815cm" svg:height="0.529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m</text:span><text:span text:style-name="T17">×</text:span><text:span text:style-name="T18">m</text:span>) найти <draw:frame draw:style-name="fr1" draw:name="Объект658" text:anchor-type="as-char" svg:y="-0.437cm" svg:width="3.149cm" svg:height="0.545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, где <draw:frame draw:style-name="fr1" draw:name="Объект659" text:anchor-type="as-char" svg:y="-0.377cm" svg:width="1.356cm" svg:height="0.483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ой матрицы комплексных<text:span text:style-name="T15"> чисел </text:span><text:span text:style-name="T20">F</text:span>(<text:span text:style-name="T18">m</text:span><text:span text:style-name="T17">×</text:span><text:span text:style-name="T18">m</text:span>) найти <draw:frame draw:style-name="fr1" draw:name="Объект660" text:anchor-type="as-char" svg:y="-0.437cm" svg:width="3.115cm" svg:height="0.545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n</text:span><text:span text:style-name="T17">×</text:span><text:span text:style-name="T18">n</text:span>) найти <draw:frame draw:style-name="fr1" draw:name="Объект661" text:anchor-type="as-char" svg:y="-0.437cm" svg:width="4.491cm" svg:height="0.545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m</text:span><text:span text:style-name="T17">×</text:span><text:span text:style-name="T18">m</text:span>) найти <draw:frame draw:style-name="fr1" draw:name="Объект662" text:anchor-type="as-char" svg:y="-0.437cm" svg:width="2.799cm" svg:height="0.545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, где <draw:frame draw:style-name="fr1" draw:name="Объект663" text:anchor-type="as-char" svg:y="-0.377cm" svg:width="1.356cm" svg:height="0.483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ой матрицы комплексных<text:span text:style-name="T15"> чисел </text:span><text:span text:style-name="T20">D</text:span>(<text:span text:style-name="T18">k</text:span><text:span text:style-name="T17">×</text:span><text:span text:style-name="T18">k</text:span>) найти <draw:frame draw:style-name="fr1" draw:name="Объект664" text:anchor-type="as-char" svg:y="-0.437cm" svg:width="5.015cm" svg:height="0.545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n</text:span><text:span text:style-name="T17">×</text:span><text:span text:style-name="T18">n</text:span>) найти <draw:frame draw:style-name="fr1" draw:name="Объект665" text:anchor-type="as-char" svg:y="-0.437cm" svg:width="4.082cm" svg:height="0.545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m</text:span><text:span text:style-name="T17">×</text:span><text:span text:style-name="T18">m</text:span>) найти <text:s/><draw:frame draw:style-name="fr1" draw:name="Объект666" text:anchor-type="as-char" svg:y="-0.437cm" svg:width="2.785cm" svg:height="0.545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, где <draw:frame draw:style-name="fr1" draw:name="Объект667" text:anchor-type="as-char" svg:y="-0.377cm" svg:width="1.356cm" svg:height="0.483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ой матрицы комплексных<text:span text:style-name="T15"> чисел </text:span><text:span text:style-name="T20">D</text:span>(<text:span text:style-name="T18">k</text:span><text:span text:style-name="T17">×</text:span><text:span text:style-name="T18">k</text:span>) найти <draw:frame draw:style-name="fr1" draw:name="Объект668" text:anchor-type="as-char" svg:y="-0.437cm" svg:width="3.635cm" svg:height="0.545cm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n</text:span><text:span text:style-name="T17">×</text:span><text:span text:style-name="T18">n</text:span>) найти <draw:frame draw:style-name="fr1" draw:name="Объект669" text:anchor-type="as-char" svg:y="-0.437cm" svg:width="2.503cm" svg:height="0.545cm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. <text:soft-page-break/>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m</text:span><text:span text:style-name="T17">×</text:span><text:span text:style-name="T18">m</text:span>) найти <draw:frame draw:style-name="fr1" draw:name="Объект670" text:anchor-type="as-char" svg:y="-0.437cm" svg:width="3.087cm" svg:height="0.545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, где <draw:frame draw:style-name="fr1" draw:name="Объект671" text:anchor-type="as-char" svg:y="-0.377cm" svg:width="1.356cm" svg:height="0.483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ой матрицы комплексных<text:span text:style-name="T15"> чисел </text:span><text:span text:style-name="T20">F</text:span>(<text:span text:style-name="T18">m</text:span><text:span text:style-name="T17">×</text:span><text:span text:style-name="T18">m</text:span>) найти <draw:frame draw:style-name="fr1" draw:name="Объект672" text:anchor-type="as-char" svg:y="-0.437cm" svg:width="4.406cm" svg:height="0.545cm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n</text:span><text:span text:style-name="T17">×</text:span><text:span text:style-name="T18">n</text:span>) найти <text:s/><draw:frame draw:style-name="fr1" draw:name="Объект673" text:anchor-type="as-char" svg:y="-0.437cm" svg:width="3.106cm" svg:height="0.545cm" draw:z-index="54"><draw:object xlink:href="./Object 55" xlink:type="simple" xlink:show="embed" xlink:actuate="onLoad"/><draw:image xlink:href="./ObjectReplacements/Object 55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m</text:span><text:span text:style-name="T17">×</text:span><text:span text:style-name="T18">m</text:span>) найти <draw:frame draw:style-name="fr1" draw:name="Объект674" text:anchor-type="as-char" svg:y="-0.437cm" svg:width="2.858cm" svg:height="0.529cm" draw:z-index="55"><draw:object xlink:href="./Object 56" xlink:type="simple" xlink:show="embed" xlink:actuate="onLoad"/><draw:image xlink:href="./ObjectReplacements/Object 56" xlink:type="simple" xlink:show="embed" xlink:actuate="onLoad"/><svg:desc>формула</svg:desc></draw:frame>, где <draw:frame draw:style-name="fr1" draw:name="Объект675" text:anchor-type="as-char" svg:y="-0.377cm" svg:width="1.356cm" svg:height="0.483cm" draw:z-index="56"><draw:object xlink:href="./Object 57" xlink:type="simple" xlink:show="embed" xlink:actuate="onLoad"/><draw:image xlink:href="./ObjectReplacements/Object 57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ой матрицы комплексных<text:span text:style-name="T15"> чисел </text:span><text:span text:style-name="T20">F</text:span>(<text:span text:style-name="T18">m</text:span><text:span text:style-name="T17">×</text:span><text:span text:style-name="T18">m</text:span>) найти <draw:frame draw:style-name="fr1" draw:name="Объект676" text:anchor-type="as-char" svg:y="-0.437cm" svg:width="3.064cm" svg:height="0.545cm" draw:z-index="57"><draw:object xlink:href="./Object 58" xlink:type="simple" xlink:show="embed" xlink:actuate="onLoad"/><draw:image xlink:href="./ObjectReplacements/Object 58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Для заданн<text:span text:style-name="T15">ых</text:span> матриц комплексных<text:span text:style-name="T15"> чисел </text:span><text:span text:style-name="T16">А</text:span>(<text:span text:style-name="T18">n</text:span><text:span text:style-name="T17">×</text:span><text:span text:style-name="T18">n</text:span>) и <text:span text:style-name="T19">B</text:span>(<text:span text:style-name="T18">n</text:span><text:span text:style-name="T17">×</text:span><text:span text:style-name="T18">n</text:span>) найти <text:s/><draw:frame draw:style-name="fr1" draw:name="Объект677" text:anchor-type="as-char" svg:y="-0.437cm" svg:width="2.66cm" svg:height="0.545cm" draw:z-index="58"><draw:object xlink:href="./Object 59" xlink:type="simple" xlink:show="embed" xlink:actuate="onLoad"/><draw:image xlink:href="./ObjectReplacements/Object 59" xlink:type="simple" xlink:show="embed" xlink:actuate="onLoad"/><svg:desc>формула</svg:desc></draw:frame>. <text:span text:style-name="T21">Вычислить C</text:span><text:span text:style-name="T22">-1</text:span><text:span text:style-name="T21">.</text:span></text:p>
        </text:list-item>
        <text:list-item>
          <text:p text:style-name="P34"><text:span text:style-name="T26">Для заданных матриц комплексных чисел </text:span><text:span text:style-name="T27">А</text:span><text:span text:style-name="T26">(</text:span><text:span text:style-name="T30">n</text:span><text:span text:style-name="T29">×</text:span><text:span text:style-name="T30">n</text:span><text:span text:style-name="T26">) и </text:span><text:span text:style-name="T31">B</text:span><text:span text:style-name="T26">(</text:span><text:span text:style-name="T30">m</text:span><text:span text:style-name="T29">×</text:span><text:span text:style-name="T30">m</text:span><text:span text:style-name="T26">) найти </text:span><text:span text:style-name="T26"><draw:frame draw:style-name="fr1" draw:name="Объект678" text:anchor-type="as-char" svg:y="-0.437cm" svg:width="2.863cm" svg:height="0.545cm" draw:z-index="59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6">, где </text:span><text:span text:style-name="T26"><draw:frame draw:style-name="fr1" draw:name="Объект679" text:anchor-type="as-char" svg:y="-0.377cm" svg:width="1.356cm" svg:height="0.483cm" draw:z-index="6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6">. </text:span><text:span text:style-name="T28">Вычислить C</text:span><text:span text:style-name="T23">-1</text:span><text:span text:style-name="T28">.</text:span></text:p>
        </text:list-item>
        <text:list-item>
          <text:p text:style-name="P33"><text:span text:style-name="T34">Для заданной матрицы комплексных чисел </text:span><text:span text:style-name="T36">D</text:span><text:span text:style-name="T34">(</text:span><text:span text:style-name="T38">k</text:span><text:span text:style-name="T37">×</text:span><text:span text:style-name="T38">k</text:span><text:span text:style-name="T34">) найти </text:span><text:span text:style-name="T34"><draw:frame draw:style-name="fr1" draw:name="Объект680" text:anchor-type="as-char" svg:y="-0.437cm" svg:width="4.27cm" svg:height="0.545cm" draw:z-index="61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34">. </text:span><text:span text:style-name="T35">Вычислить C</text:span><text:span text:style-name="T24">-1</text:span><text:span text:style-name="T35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.751cm" style:auto-text-indent="false">
        <style:tab-stops>
          <style:tab-stop style:position="1.27cm"/>
          <style:tab-stop style:position="1.524cm"/>
        </style:tab-stops>
      </style:paragraph-properties>
      <style:text-properties style:text-line-through-style="none" style:text-line-through-type="none" fo:font-size="14pt" fo:language="ru" fo:country="RU" fo:background-color="transparen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.499cm" style:auto-text-indent="false" style:page-number="auto" text:number-lines="false" text:line-number="0"/>
      <style:text-properties style:font-name="FreeMono" fo:font-family="FreeMono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0:00:13.224183453</meta:creation-date>
    <dc:date>2022-02-12T11:13:14.588575904</dc:date>
    <meta:editing-duration>PT12M</meta:editing-duration>
    <meta:editing-cycles>3</meta:editing-cycles>
    <meta:generator>LibreOffice/7.3.0.3$Linux_X86_64 LibreOffice_project/30$Build-3</meta:generator>
    <dc:creator>Евгений Ростиславович Алексеев</dc:creator>
    <meta:document-statistic meta:table-count="12" meta:image-count="0" meta:object-count="62" meta:page-count="12" meta:paragraph-count="283" meta:word-count="2077" meta:character-count="13780" meta:non-whitespace-character-count="12010"/>
  </office:meta>
</office:document-meta>
</file>

<file path=Object 1/content.xml><?xml version="1.0" encoding="utf-8"?>
<math xmlns="http://www.w3.org/1998/Math/MathML">
  <semantics>
    <mrow>
      <mrow>
        <mi>a</mi>
        <mo stretchy="false">=</mo>
        <mrow>
          <mo stretchy="false">α</mo>
          <mo stretchy="false">+</mo>
          <mrow>
            <mo stretchy="false">β</mo>
            <mo stretchy="false">⋅</mo>
            <mi>i</mi>
          </mrow>
        </mrow>
      </mrow>
    </mrow>
    <annotation encoding="StarMath 5.0">a=%ialpha +%ibeta  cdot i </annotation>
  </semantics>
</math>
</file>

<file path=Object 10/content.xml><?xml version="1.0" encoding="utf-8"?>
<math xmlns="http://www.w3.org/1998/Math/MathML">
  <semantics>
    <mrow>
      <mi>d</mi>
      <mi mathvariant="normal">=</mi>
      <mrow>
        <msup>
          <mrow>
            <mo stretchy="false">(</mo>
            <mrow>
              <mi>a</mi>
              <mo stretchy="false">+</mo>
              <mi>c</mi>
            </mrow>
            <mo stretchy="false">)</mo>
          </mrow>
          <mn>2</mn>
        </msup>
        <mi mathvariant="normal">⋅</mi>
        <mfrac>
          <mrow>
            <mo stretchy="false">(</mo>
            <mrow>
              <mi>a</mi>
              <mi mathvariant="normal">−</mi>
              <mi>b</mi>
            </mrow>
            <mo stretchy="false">)</mo>
          </mrow>
          <mrow>
            <mo stretchy="false">(</mo>
            <mrow>
              <mi>a</mi>
              <mi mathvariant="normal">−</mi>
              <mi>c</mi>
            </mrow>
            <mo stretchy="false">)</mo>
          </mrow>
        </mfrac>
      </mrow>
    </mrow>
    <annotation encoding="StarMath 5.0">d=(a+c)^2 cdot {(a-b) over (a-c)} </annotation>
  </semantics>
</math>
</file>

<file path=Object 11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i>a</mi>
                  <mo stretchy="false">⋅</mo>
                  <msup>
                    <mi>b</mi>
                    <mn>2</mn>
                  </msup>
                </mrow>
                <mo stretchy="false">+</mo>
                <mi>c</mi>
              </mrow>
            </mrow>
            <mrow>
              <mrow>
                <mi>a</mi>
                <mo stretchy="false">−</mo>
                <mi>b</mi>
              </mrow>
            </mrow>
          </mfrac>
        </mrow>
      </mrow>
    </mrow>
    <annotation encoding="StarMath 5.0">d= {{a cdot b^2 + c} over {a-b} } </annotation>
  </semantics>
</math>
</file>

<file path=Object 12/content.xml><?xml version="1.0" encoding="utf-8"?>
<math xmlns="http://www.w3.org/1998/Math/MathML">
  <semantics>
    <mrow>
      <mi>d</mi>
      <mi mathvariant="normal">=</mi>
      <mrow>
        <msup>
          <mrow>
            <mo stretchy="false">(</mo>
            <mrow>
              <mrow>
                <mi>a</mi>
                <mo stretchy="false">+</mo>
                <mi>b</mi>
              </mrow>
              <mi mathvariant="normal">−</mi>
              <mi>c</mi>
            </mrow>
            <mo stretchy="false">)</mo>
          </mrow>
          <mn>2</mn>
        </msup>
        <mi mathvariant="normal">⋅</mi>
        <mfrac>
          <mi>b</mi>
          <mi>a</mi>
        </mfrac>
      </mrow>
    </mrow>
    <annotation encoding="StarMath 5.0">d=(a+b-c)^2 cdot {b over a} </annotation>
  </semantics>
</math>
</file>

<file path=Object 13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i>a</mi>
                  <mo stretchy="false">⋅</mo>
                  <msup>
                    <mi>b</mi>
                    <mn>3</mn>
                  </msup>
                </mrow>
                <mo stretchy="false">−</mo>
                <mi>c</mi>
              </mrow>
            </mrow>
            <mrow>
              <mrow>
                <mi>a</mi>
                <mo stretchy="false">+</mo>
                <mi>b</mi>
              </mrow>
            </mrow>
          </mfrac>
        </mrow>
      </mrow>
    </mrow>
    <annotation encoding="StarMath 5.0">d= {{a cdot b^3 -c} over {a+b} }</annotation>
  </semantics>
</math>
</file>

<file path=Object 14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o stretchy="false">+</mo>
              <mi>b</mi>
            </mrow>
            <mi mathvariant="normal">−</mi>
            <mi>c</mi>
          </mrow>
          <mo stretchy="false">)</mo>
        </mrow>
        <mi mathvariant="normal">⋅</mi>
        <mfrac>
          <msup>
            <mi>b</mi>
            <mn>2</mn>
          </msup>
          <mi>c</mi>
        </mfrac>
      </mrow>
    </mrow>
    <annotation encoding="StarMath 5.0">d=(a+b-c) cdot {b^2 over c} </annotation>
  </semantics>
</math>
</file>

<file path=Object 15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sup>
                    <mi>a</mi>
                    <mn>3</mn>
                  </msup>
                  <mo stretchy="false">⋅</mo>
                  <mi>b</mi>
                </mrow>
                <mo stretchy="false">+</mo>
                <mi>c</mi>
              </mrow>
            </mrow>
            <mrow>
              <mrow>
                <mi>a</mi>
                <mo stretchy="false">−</mo>
                <mi>b</mi>
              </mrow>
            </mrow>
          </mfrac>
        </mrow>
      </mrow>
    </mrow>
    <annotation encoding="StarMath 5.0">d= {{a^3 cdot b + c} over {a-b} } </annotation>
  </semantics>
</math>
</file>

<file path=Object 16/content.xml><?xml version="1.0" encoding="utf-8"?>
<math xmlns="http://www.w3.org/1998/Math/MathML">
  <semantics>
    <mrow>
      <mi>d</mi>
      <mi mathvariant="normal">=</mi>
      <mfrac>
        <mrow>
          <mo stretchy="false">(</mo>
          <mrow>
            <mrow>
              <msup>
                <mi>a</mi>
                <mn>2</mn>
              </msup>
              <mo stretchy="false">+</mo>
              <mi>b</mi>
            </mrow>
            <mi mathvariant="normal">−</mi>
            <msup>
              <mi>c</mi>
              <mn>3</mn>
            </msup>
          </mrow>
          <mo stretchy="false">)</mo>
        </mrow>
        <mi>a</mi>
      </mfrac>
    </mrow>
    <annotation encoding="StarMath 5.0">d={(a^2+b-c^3) } over a </annotation>
  </semantics>
</math>
</file>

<file path=Object 17/content.xml><?xml version="1.0" encoding="utf-8"?>
<math xmlns="http://www.w3.org/1998/Math/MathML">
  <semantics>
    <mrow>
      <mrow>
        <mi>d</mi>
        <mo stretchy="false">=</mo>
        <mrow>
          <mfrac>
            <mrow>
              <mrow>
                <mrow>
                  <mi>a</mi>
                  <mo stretchy="false">+</mo>
                  <msup>
                    <mi>b</mi>
                    <mn>2</mn>
                  </msup>
                </mrow>
                <mo stretchy="false">−</mo>
                <mi>c</mi>
              </mrow>
            </mrow>
            <mrow>
              <mrow>
                <mrow>
                  <mi>a</mi>
                  <mo stretchy="false">+</mo>
                  <mi>b</mi>
                </mrow>
                <mo stretchy="false">+</mo>
                <mi>c</mi>
              </mrow>
            </mrow>
          </mfrac>
        </mrow>
      </mrow>
    </mrow>
    <annotation encoding="StarMath 5.0">d= {{a + b^2 -c} over {a+b+c} }</annotation>
  </semantics>
</math>
</file>

<file path=Object 18/content.xml><?xml version="1.0" encoding="utf-8"?>
<math xmlns="http://www.w3.org/1998/Math/MathML">
  <semantics>
    <mrow>
      <mrow>
        <mi>d</mi>
        <mo stretchy="false">=</mo>
        <mfrac>
          <mrow>
            <mrow>
              <mo stretchy="false">(</mo>
              <mrow>
                <mrow>
                  <mrow>
                    <mi>a</mi>
                    <mo stretchy="false">+</mo>
                    <msup>
                      <mi>b</mi>
                      <mn>2</mn>
                    </msup>
                  </mrow>
                  <mo stretchy="false">−</mo>
                  <mi>c</mi>
                </mrow>
              </mrow>
              <mo stretchy="false">)</mo>
            </mrow>
          </mrow>
          <mrow>
            <mo stretchy="false">(</mo>
            <mrow>
              <mrow>
                <mi>a</mi>
                <mo stretchy="false">+</mo>
                <msup>
                  <mi>b</mi>
                  <mn>2</mn>
                </msup>
              </mrow>
            </mrow>
            <mo stretchy="false">)</mo>
          </mrow>
        </mfrac>
      </mrow>
    </mrow>
    <annotation encoding="StarMath 5.0">d={(a+b^2-c) } over (a+b^2) </annotation>
  </semantics>
</math>
</file>

<file path=Object 19/content.xml><?xml version="1.0" encoding="utf-8"?>
<math xmlns="http://www.w3.org/1998/Math/MathML">
  <semantics>
    <mrow>
      <mrow>
        <mi>d</mi>
        <mo stretchy="false">=</mo>
        <mrow>
          <msup>
            <mfenced open="(" close=")">
              <mrow>
                <mrow>
                  <mfrac>
                    <mrow>
                      <mrow>
                        <mrow>
                          <mi>a</mi>
                          <mo stretchy="false">+</mo>
                          <mi>b</mi>
                        </mrow>
                        <mo stretchy="false">+</mo>
                        <mi>c</mi>
                      </mrow>
                    </mrow>
                    <mrow>
                      <mrow>
                        <mrow>
                          <mi>a</mi>
                          <mo stretchy="false">−</mo>
                          <mi>b</mi>
                        </mrow>
                        <mo stretchy="false">+</mo>
                        <mi>c</mi>
                      </mrow>
                    </mrow>
                  </mfrac>
                </mrow>
              </mrow>
            </mfenced>
            <mn>2</mn>
          </msup>
        </mrow>
      </mrow>
    </mrow>
    <annotation encoding="StarMath 5.0">d= {left (   {{a +b+c} over {a-b+c} } right )^2 } </annotation>
  </semantics>
</math>
</file>

<file path=Object 2/content.xml><?xml version="1.0" encoding="utf-8"?>
<math xmlns="http://www.w3.org/1998/Math/MathML">
  <semantics>
    <mrow>
      <mrow>
        <mi>b</mi>
        <mo stretchy="false">=</mo>
        <mrow>
          <mo stretchy="false">γ</mo>
          <mo stretchy="false">+</mo>
          <mrow>
            <mo stretchy="false">δ</mo>
            <mo stretchy="false">⋅</mo>
            <mi>i</mi>
          </mrow>
        </mrow>
      </mrow>
    </mrow>
    <annotation encoding="StarMath 5.0">b=%igamma  +%idelta   cdot i </annotation>
  </semantics>
</math>
</file>

<file path=Object 20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i mathvariant="normal">−</mi>
              <mi>b</mi>
            </mrow>
            <mi mathvariant="normal">−</mi>
            <mi>c</mi>
          </mrow>
          <mo stretchy="false">)</mo>
        </mrow>
        <mi mathvariant="normal">⋅</mi>
        <mfrac>
          <mrow>
            <mo stretchy="false">(</mo>
            <mrow>
              <mi>b</mi>
              <mo stretchy="false">+</mo>
              <mi>c</mi>
            </mrow>
            <mo stretchy="false">)</mo>
          </mrow>
          <mrow>
            <mo stretchy="false">(</mo>
            <mrow>
              <mi>b</mi>
              <mi mathvariant="normal">−</mi>
              <mi>c</mi>
            </mrow>
            <mo stretchy="false">)</mo>
          </mrow>
        </mfrac>
      </mrow>
    </mrow>
    <annotation encoding="StarMath 5.0">d=(a-b-c) cdot {(b+c) over (b-c)} </annotation>
  </semantics>
</math>
</file>

<file path=Object 21/content.xml><?xml version="1.0" encoding="utf-8"?>
<math xmlns="http://www.w3.org/1998/Math/MathML">
  <semantics>
    <mrow>
      <mrow>
        <mi>х</mi>
        <mo stretchy="false">=</mo>
        <mrow>
          <mfenced open="(" close=")">
            <mrow>
              <mrow>
                <mfrac>
                  <mrow>
                    <mrow>
                      <mrow>
                        <mi>a</mi>
                        <mo stretchy="false">+</mo>
                        <msup>
                          <mi>b</mi>
                          <mn>3</mn>
                        </msup>
                      </mrow>
                      <mo stretchy="false">+</mo>
                      <mi>c</mi>
                    </mrow>
                  </mrow>
                  <mrow>
                    <mrow>
                      <mrow>
                        <mi>a</mi>
                        <mo stretchy="false">−</mo>
                        <msup>
                          <mi>b</mi>
                          <mn>2</mn>
                        </msup>
                      </mrow>
                      <mo stretchy="false">−</mo>
                      <mi>c</mi>
                    </mrow>
                  </mrow>
                </mfrac>
              </mrow>
            </mrow>
          </mfenced>
        </mrow>
      </mrow>
    </mrow>
    <annotation encoding="StarMath 5.0">х= {left (   {{a +b^3+c} over {a-b^2-c} } right ) }</annotation>
  </semantics>
</math>
</file>

<file path=Object 22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o stretchy="false">+</mo>
              <mi>b</mi>
            </mrow>
            <mo stretchy="false">+</mo>
            <mi>c</mi>
          </mrow>
          <mo stretchy="false">)</mo>
        </mrow>
        <mi mathvariant="normal">⋅</mi>
        <mfrac>
          <mrow>
            <mo stretchy="false">(</mo>
            <mrow>
              <mi>b</mi>
              <mi mathvariant="normal">−</mi>
              <mi>a</mi>
            </mrow>
            <mo stretchy="false">)</mo>
          </mrow>
          <mrow>
            <mo stretchy="false">(</mo>
            <mrow>
              <mi>b</mi>
              <mi mathvariant="normal">−</mi>
              <mi>c</mi>
            </mrow>
            <mo stretchy="false">)</mo>
          </mrow>
        </mfrac>
      </mrow>
    </mrow>
    <annotation encoding="StarMath 5.0">d=(a+b+c) cdot {(b-a) over (b-c)} </annotation>
  </semantics>
</math>
</file>

<file path=Object 23/content.xml><?xml version="1.0" encoding="utf-8"?>
<math xmlns="http://www.w3.org/1998/Math/MathML">
  <semantics>
    <mrow>
      <mrow>
        <mi>d</mi>
        <mo stretchy="false">=</mo>
        <mrow>
          <mfenced open="(" close=")">
            <mrow>
              <mrow>
                <mfrac>
                  <mrow>
                    <mrow>
                      <mrow>
                        <mi>a</mi>
                        <mo stretchy="false">−</mo>
                        <mi>b</mi>
                      </mrow>
                      <mo stretchy="false">−</mo>
                      <mi>c</mi>
                    </mrow>
                  </mrow>
                  <mrow>
                    <mrow>
                      <mrow>
                        <mi>a</mi>
                        <mo stretchy="false">−</mo>
                        <msup>
                          <mi>b</mi>
                          <mn>2</mn>
                        </msup>
                      </mrow>
                      <mo stretchy="false">+</mo>
                      <msup>
                        <mi>c</mi>
                        <mn>3</mn>
                      </msup>
                    </mrow>
                  </mrow>
                </mfrac>
              </mrow>
            </mrow>
          </mfenced>
        </mrow>
      </mrow>
    </mrow>
    <annotation encoding="StarMath 5.0">d= {left (   {{a -b-c} over {a-b^2+c^3} } right ) } </annotation>
  </semantics>
</math>
</file>

<file path=Object 24/content.xml><?xml version="1.0" encoding="utf-8"?>
<math xmlns="http://www.w3.org/1998/Math/MathML">
  <semantics>
    <mrow>
      <mi>d</mi>
      <mi mathvariant="normal">=</mi>
      <mfrac>
        <mrow>
          <mo stretchy="false">(</mo>
          <mrow>
            <mrow>
              <msup>
                <mi>a</mi>
                <mn>2</mn>
              </msup>
              <mi mathvariant="normal">−</mi>
              <mi>b</mi>
            </mrow>
            <mo stretchy="false">+</mo>
            <mi>c</mi>
          </mrow>
          <mo stretchy="false">)</mo>
        </mrow>
        <mrow>
          <mo stretchy="false">(</mo>
          <mrow>
            <mi>b</mi>
            <mi mathvariant="normal">−</mi>
            <msup>
              <mi>c</mi>
              <mn>3</mn>
            </msup>
          </mrow>
          <mo stretchy="false">)</mo>
        </mrow>
      </mfrac>
    </mrow>
    <annotation encoding="StarMath 5.0">d={(a^2-b+c) over (b-c^3)} </annotation>
  </semantics>
</math>
</file>

<file path=Object 25/content.xml><?xml version="1.0" encoding="utf-8"?>
<math xmlns="http://www.w3.org/1998/Math/MathML">
  <semantics>
    <mrow>
      <mrow>
        <mi>d</mi>
        <mo stretchy="false">=</mo>
        <mrow>
          <mfrac>
            <mrow>
              <msup>
                <mrow>
                  <mo stretchy="false">(</mo>
                  <mrow>
                    <mrow>
                      <mrow>
                        <mi>a</mi>
                        <mo stretchy="false">+</mo>
                        <mi>b</mi>
                      </mrow>
                      <mo stretchy="false">+</mo>
                      <mi>c</mi>
                    </mrow>
                  </mrow>
                  <mo stretchy="false">)</mo>
                </mrow>
                <mn>2</mn>
              </msup>
            </mrow>
            <mrow>
              <mrow>
                <mrow>
                  <mi>a</mi>
                  <mo stretchy="false">−</mo>
                  <mi>b</mi>
                </mrow>
                <mo stretchy="false">−</mo>
                <mi>c</mi>
              </mrow>
            </mrow>
          </mfrac>
        </mrow>
      </mrow>
    </mrow>
    <annotation encoding="StarMath 5.0">d=  {{(a +b+c)^2} over {a-b-c} }  </annotation>
  </semantics>
</math>
</file>

<file path=Object 26/content.xml><?xml version="1.0" encoding="utf-8"?>
<math xmlns="http://www.w3.org/1998/Math/MathML">
  <semantics>
    <mrow>
      <mi>d</mi>
      <mi mathvariant="normal">=</mi>
      <mrow>
        <mrow>
          <mo stretchy="false">(</mo>
          <mrow>
            <mrow>
              <mi>a</mi>
              <mo stretchy="false">+</mo>
              <mi>b</mi>
            </mrow>
            <mo stretchy="false">+</mo>
            <mi>c</mi>
          </mrow>
          <mo stretchy="false">)</mo>
        </mrow>
        <mi mathvariant="normal">⋅</mi>
        <mfrac>
          <msup>
            <mrow>
              <mo stretchy="false">(</mo>
              <mrow>
                <mi>b</mi>
                <mo stretchy="false">+</mo>
                <mi>c</mi>
              </mrow>
              <mo stretchy="false">)</mo>
            </mrow>
            <mn>2</mn>
          </msup>
          <msup>
            <mrow>
              <mo stretchy="false">(</mo>
              <mrow>
                <mi>b</mi>
                <mi mathvariant="normal">−</mi>
                <mi>c</mi>
              </mrow>
              <mo stretchy="false">)</mo>
            </mrow>
            <mn>3</mn>
          </msup>
        </mfrac>
      </mrow>
    </mrow>
    <annotation encoding="StarMath 5.0">d=(a+b+c) cdot {(b+c)^2 over (b-c)^3} </annotation>
  </semantics>
</math>
</file>

<file path=Object 27/content.xml><?xml version="1.0" encoding="utf-8"?>
<math xmlns="http://www.w3.org/1998/Math/MathML">
  <semantics>
    <mrow>
      <mrow>
        <mi>d</mi>
        <mo stretchy="false">=</mo>
        <mfrac>
          <mrow>
            <mrow>
              <mfenced open="(" close=")">
                <mrow>
                  <mrow>
                    <mrow>
                      <mrow>
                        <mrow>
                          <msup>
                            <mi>a</mi>
                            <mn>2</mn>
                          </msup>
                          <mo stretchy="false">+</mo>
                          <mi>b</mi>
                        </mrow>
                        <mo stretchy="false">−</mo>
                        <mi>c</mi>
                      </mrow>
                    </mrow>
                  </mrow>
                </mrow>
              </mfenced>
            </mrow>
            <mo stretchy="false">⋅</mo>
            <mi>a</mi>
          </mrow>
          <mi>b</mi>
        </mfrac>
      </mrow>
    </mrow>
    <annotation encoding="StarMath 5.0">d= {left (   {{a^2 +b-c} } right ) }cdot a over b</annotation>
  </semantics>
</math>
</file>

<file path=Object 28/content.xml><?xml version="1.0" encoding="utf-8"?>
<math xmlns="http://www.w3.org/1998/Math/MathML">
  <semantics>
    <mrow>
      <mi>d</mi>
      <mi mathvariant="normal">=</mi>
      <mfrac>
        <mrow>
          <mo stretchy="false">(</mo>
          <mrow>
            <mrow>
              <mi>b</mi>
              <mi mathvariant="normal">/</mi>
              <mi>c</mi>
            </mrow>
            <mo stretchy="false">+</mo>
            <mrow>
              <mi>b</mi>
              <mi mathvariant="normal">⋅</mi>
              <mi>c</mi>
            </mrow>
          </mrow>
          <mo stretchy="false">)</mo>
        </mrow>
        <mrow>
          <mo stretchy="false">(</mo>
          <mrow>
            <mi>a</mi>
            <mi mathvariant="normal">−</mi>
            <mi>c</mi>
          </mrow>
          <mo stretchy="false">)</mo>
        </mrow>
      </mfrac>
    </mrow>
    <annotation encoding="StarMath 5.0">d= {(b/c+b cdot c) over (a-c)} </annotation>
  </semantics>
</math>
</file>

<file path=Object 29/content.xml><?xml version="1.0" encoding="utf-8"?>
<math xmlns="http://www.w3.org/1998/Math/MathML">
  <semantics>
    <mrow>
      <mi>d</mi>
      <mi mathvariant="normal">=</mi>
      <mrow>
        <mrow>
          <mo stretchy="false">(</mo>
          <mrow>
            <msup>
              <mi>a</mi>
              <mn>2</mn>
            </msup>
            <mi mathvariant="normal">−</mi>
            <mfrac>
              <mi>b</mi>
              <mi>c</mi>
            </mfrac>
          </mrow>
          <mo stretchy="false">)</mo>
        </mrow>
        <mi mathvariant="normal">⋅</mi>
        <mfrac>
          <mrow>
            <mo stretchy="false">(</mo>
            <mrow>
              <mi>a</mi>
              <mo stretchy="false">+</mo>
              <mi>c</mi>
            </mrow>
            <mo stretchy="false">)</mo>
          </mrow>
          <mrow>
            <mo stretchy="false">(</mo>
            <mrow>
              <mi>a</mi>
              <mi mathvariant="normal">−</mi>
              <mi>c</mi>
            </mrow>
            <mo stretchy="false">)</mo>
          </mrow>
        </mfrac>
      </mrow>
    </mrow>
    <annotation encoding="StarMath 5.0">d=(a^2-b over c) cdot {(a+c) over (a-c)} </annotation>
  </semantics>
</math>
</file>

<file path=Object 3/content.xml><?xml version="1.0" encoding="utf-8"?>
<math xmlns="http://www.w3.org/1998/Math/MathML">
  <semantics>
    <mrow>
      <mrow>
        <mi>c</mi>
        <mo stretchy="false">=</mo>
        <mrow>
          <mo stretchy="false">λ</mo>
          <mo stretchy="false">+</mo>
          <mrow>
            <mo stretchy="false">μ</mo>
            <mo stretchy="false">⋅</mo>
            <mi>i</mi>
          </mrow>
        </mrow>
      </mrow>
    </mrow>
    <annotation encoding="StarMath 5.0">c=%ilambda   +%imu    cdot i </annotation>
  </semantics>
</math>
</file>

<file path=Object 30/content.xml><?xml version="1.0" encoding="utf-8"?>
<math xmlns="http://www.w3.org/1998/Math/MathML">
  <semantics>
    <mrow>
      <mrow>
        <mi>B</mi>
        <mo stretchy="false">=</mo>
        <mrow>
          <mrow>
            <mn>3</mn>
            <mo stretchy="false">⋅</mo>
            <msup>
              <mi>A</mi>
              <mn>2</mn>
            </msup>
          </mrow>
          <mo stretchy="false">+</mo>
          <msup>
            <mi>A</mi>
            <mi>T</mi>
          </msup>
        </mrow>
      </mrow>
    </mrow>
    <annotation encoding="StarMath 5.0">B=3 cdot A^2 +A^T</annotation>
  </semantics>
</math>
</file>

<file path=Object 31/content.xml><?xml version="1.0" encoding="utf-8"?>
<math xmlns="http://www.w3.org/1998/Math/MathML">
  <semantics>
    <mrow>
      <mrow>
        <mi>C</mi>
        <mo stretchy="false">=</mo>
        <mrow>
          <mrow>
            <mrow>
              <mrow>
                <mo stretchy="false">(</mo>
                <mrow>
                  <mrow>
                    <mn>2</mn>
                    <mo stretchy="false">−</mo>
                    <mrow>
                      <mn>3</mn>
                      <mo stretchy="false">⋅</mo>
                      <mi>i</mi>
                    </mrow>
                  </mrow>
                </mrow>
                <mo stretchy="false">)</mo>
              </mrow>
              <mo stretchy="false">⋅</mo>
              <mi>A</mi>
            </mrow>
            <mo stretchy="false">⋅</mo>
            <mi>B</mi>
          </mrow>
          <mo stretchy="false">+</mo>
          <msup>
            <mi>B</mi>
            <mi>T</mi>
          </msup>
        </mrow>
      </mrow>
    </mrow>
    <annotation encoding="StarMath 5.0">C=(2-3 cdot i) cdot A cdot B+B^T   </annotation>
  </semantics>
</math>
</file>

<file path=Object 32/content.xml><?xml version="1.0" encoding="utf-8"?>
<math xmlns="http://www.w3.org/1998/Math/MathML">
  <semantics>
    <mrow>
      <mrow>
        <mi>C</mi>
        <mo stretchy="false">=</mo>
        <mrow>
          <mrow>
            <mo stretchy="false">Δ</mo>
            <mo stretchy="false">⋅</mo>
            <mi>A</mi>
          </mrow>
          <mo stretchy="false">−</mo>
          <msup>
            <mi>A</mi>
            <mn>2</mn>
          </msup>
        </mrow>
      </mrow>
    </mrow>
    <annotation encoding="StarMath 5.0">C=%iDELTA  cdot A-A^2   </annotation>
  </semantics>
</math>
</file>

<file path=Object 33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34/content.xml><?xml version="1.0" encoding="utf-8"?>
<math xmlns="http://www.w3.org/1998/Math/MathML">
  <semantics>
    <mrow>
      <mrow>
        <mi>C</mi>
        <mo stretchy="false">=</mo>
        <mrow>
          <mrow>
            <mrow>
              <mo stretchy="false">(</mo>
              <mrow>
                <mrow>
                  <mn>3.2</mn>
                  <mo stretchy="false">+</mo>
                  <mrow>
                    <mn>1.8</mn>
                    <mo stretchy="false">⋅</mo>
                    <mi>i</mi>
                  </mrow>
                </mrow>
              </mrow>
              <mo stretchy="false">)</mo>
            </mrow>
            <mo stretchy="false">⋅</mo>
            <msup>
              <mi>A</mi>
              <mi>T</mi>
            </msup>
          </mrow>
          <mo stretchy="false">−</mo>
          <msup>
            <mi>A</mi>
            <mn>2</mn>
          </msup>
        </mrow>
      </mrow>
    </mrow>
    <annotation encoding="StarMath 5.0">C=(3.2+1.8 cdot i)  cdot A^T -A^2</annotation>
  </semantics>
</math>
</file>

<file path=Object 35/content.xml><?xml version="1.0" encoding="utf-8"?>
<math xmlns="http://www.w3.org/1998/Math/MathML">
  <semantics>
    <mrow>
      <mrow>
        <mi>C</mi>
        <mo stretchy="false">=</mo>
        <mrow>
          <mrow>
            <mrow>
              <mrow>
                <mo stretchy="false">(</mo>
                <mrow>
                  <mrow>
                    <mn>3.5</mn>
                    <mo stretchy="false">⋅</mo>
                    <mi>i</mi>
                  </mrow>
                </mrow>
                <mo stretchy="false">)</mo>
              </mrow>
              <mo stretchy="false">⋅</mo>
              <mi>A</mi>
            </mrow>
            <mo stretchy="false">⋅</mo>
            <msup>
              <mi>B</mi>
              <mi>T</mi>
            </msup>
          </mrow>
          <mo stretchy="false">−</mo>
          <mi>B</mi>
        </mrow>
      </mrow>
    </mrow>
    <annotation encoding="StarMath 5.0">C=(3.5 cdot i) cdot A cdot B^T-B   </annotation>
  </semantics>
</math>
</file>

<file path=Object 36/content.xml><?xml version="1.0" encoding="utf-8"?>
<math xmlns="http://www.w3.org/1998/Math/MathML">
  <semantics>
    <mrow>
      <mrow>
        <mi>C</mi>
        <mo stretchy="false">=</mo>
        <mrow>
          <mrow>
            <mfrac>
              <mo stretchy="false">Δ</mo>
              <mn>2</mn>
            </mfrac>
            <mo stretchy="false">⋅</mo>
            <msup>
              <mi>A</mi>
              <mi>T</mi>
            </msup>
          </mrow>
          <mo stretchy="false">+</mo>
          <msup>
            <mi>A</mi>
            <mn>2</mn>
          </msup>
        </mrow>
      </mrow>
    </mrow>
    <annotation encoding="StarMath 5.0">C=%iDELTA over 2   cdot A^T+A^2   </annotation>
  </semantics>
</math>
</file>

<file path=Object 37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38/content.xml><?xml version="1.0" encoding="utf-8"?>
<math xmlns="http://www.w3.org/1998/Math/MathML">
  <semantics>
    <mrow>
      <mrow>
        <mi>C</mi>
        <mo stretchy="false">=</mo>
        <mrow>
          <mrow>
            <mrow>
              <mo stretchy="false">(</mo>
              <mrow>
                <mrow>
                  <mn>3.2</mn>
                  <mo stretchy="false">+</mo>
                  <mrow>
                    <mn>1.8</mn>
                    <mo stretchy="false">⋅</mo>
                    <mi>i</mi>
                  </mrow>
                </mrow>
              </mrow>
              <mo stretchy="false">)</mo>
            </mrow>
            <mo stretchy="false">⋅</mo>
            <msup>
              <mi>D</mi>
              <mn>2</mn>
            </msup>
          </mrow>
          <mo stretchy="false">−</mo>
          <mrow>
            <mrow>
              <mo stretchy="false">(</mo>
              <mrow>
                <mrow>
                  <mn>5.2</mn>
                  <mo stretchy="false">⋅</mo>
                  <mi>i</mi>
                </mrow>
              </mrow>
              <mo stretchy="false">)</mo>
            </mrow>
            <mo stretchy="false">⋅</mo>
            <msup>
              <mi>D</mi>
              <mi>T</mi>
            </msup>
          </mrow>
        </mrow>
      </mrow>
    </mrow>
    <annotation encoding="StarMath 5.0">C=(3.2+1.8 cdot i)  cdot D^2 -(5.2 cdot i) cdot D^T</annotation>
  </semantics>
</math>
</file>

<file path=Object 39/content.xml><?xml version="1.0" encoding="utf-8"?>
<math xmlns="http://www.w3.org/1998/Math/MathML">
  <semantics>
    <mrow>
      <mrow>
        <mi>C</mi>
        <mo stretchy="false">=</mo>
        <mrow>
          <mrow>
            <mi>A</mi>
            <mo stretchy="false">⋅</mo>
            <msup>
              <mi>B</mi>
              <mi>T</mi>
            </msup>
          </mrow>
          <mo stretchy="false">+</mo>
          <mrow>
            <mi>A</mi>
            <mo stretchy="false">⋅</mo>
            <mi>B</mi>
          </mrow>
        </mrow>
      </mrow>
    </mrow>
    <annotation encoding="StarMath 5.0">C=A cdot B^T+A cdot B   </annotation>
  </semantics>
</math>
</file>

<file path=Object 4/content.xml><?xml version="1.0" encoding="utf-8"?>
<math xmlns="http://www.w3.org/1998/Math/MathML">
  <semantics>
    <mrow>
      <mrow>
        <mi>d</mi>
        <mo stretchy="false">=</mo>
        <mrow>
          <mo stretchy="false">φ</mo>
          <mo stretchy="false">+</mo>
          <mrow>
            <mo stretchy="false">ψ</mo>
            <mo stretchy="false">⋅</mo>
            <mi>i</mi>
          </mrow>
        </mrow>
      </mrow>
    </mrow>
    <annotation encoding="StarMath 5.0">d=%ivarphi    +%ipsi     cdot i </annotation>
  </semantics>
</math>
</file>

<file path=Object 40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row>
                  <mo stretchy="false">Δ</mo>
                  <mo stretchy="false">⋅</mo>
                  <mi>A</mi>
                </mrow>
                <mo stretchy="false">−</mo>
                <msup>
                  <mi>A</mi>
                  <mi>T</mi>
                </msup>
              </mrow>
            </mrow>
            <mo stretchy="false">)</mo>
          </mrow>
          <mo stretchy="false">⋅</mo>
          <mi>A</mi>
        </mrow>
      </mrow>
    </mrow>
    <annotation encoding="StarMath 5.0">C=(%iDELTA  cdot A-A^T)cdot A   </annotation>
  </semantics>
</math>
</file>

<file path=Object 41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42/content.xml><?xml version="1.0" encoding="utf-8"?>
<math xmlns="http://www.w3.org/1998/Math/MathML">
  <semantics>
    <mrow>
      <mrow>
        <mi>C</mi>
        <mo stretchy="false">=</mo>
        <mrow>
          <mn>2.3</mn>
          <mo stretchy="false">⋅</mo>
          <msup>
            <mrow>
              <mo stretchy="false">(</mo>
              <mrow>
                <mrow>
                  <msup>
                    <mi>F</mi>
                    <mn>2</mn>
                  </msup>
                  <mo stretchy="false">+</mo>
                  <mi>F</mi>
                </mrow>
              </mrow>
              <mo stretchy="false">)</mo>
            </mrow>
            <mi>T</mi>
          </msup>
        </mrow>
      </mrow>
    </mrow>
    <annotation encoding="StarMath 5.0">C=2.3 cdot (F^2 +F)^T</annotation>
  </semantics>
</math>
</file>

<file path=Object 43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row>
                  <mo stretchy="false">−</mo>
                  <mn>2</mn>
                </mrow>
                <mo stretchy="false">+</mo>
                <mrow>
                  <mn>3.5</mn>
                  <mo stretchy="false">⋅</mo>
                  <mi>i</mi>
                </mrow>
              </mrow>
            </mrow>
            <mo stretchy="false">)</mo>
          </mrow>
          <mo stretchy="false">⋅</mo>
          <msup>
            <mrow>
              <mo stretchy="false">(</mo>
              <mrow>
                <mrow>
                  <mi>A</mi>
                  <mo stretchy="false">−</mo>
                  <msup>
                    <mi>B</mi>
                    <mi>T</mi>
                  </msup>
                </mrow>
              </mrow>
              <mo stretchy="false">)</mo>
            </mrow>
            <mn>2</mn>
          </msup>
        </mrow>
      </mrow>
    </mrow>
    <annotation encoding="StarMath 5.0">C=(-2+3.5 cdot i) cdot (A -B^T )^2   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o stretchy="false">Δ</mo>
          <mo stretchy="false">⋅</mo>
          <mrow>
            <mo stretchy="false">(</mo>
            <mrow>
              <mrow>
                <msup>
                  <mi>A</mi>
                  <mn>2</mn>
                </msup>
                <mo stretchy="false">+</mo>
                <msup>
                  <mi>A</mi>
                  <mi>T</mi>
                </msup>
              </mrow>
            </mrow>
            <mo stretchy="false">)</mo>
          </mrow>
        </mrow>
      </mrow>
    </mrow>
    <annotation encoding="StarMath 5.0">C=%iDELTA  cdot (A^2+A^T)   </annotation>
  </semantics>
</math>
</file>

<file path=Object 45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46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n>8.1</mn>
                <mo stretchy="false">⋅</mo>
                <mi>i</mi>
              </mrow>
            </mrow>
            <mo stretchy="false">)</mo>
          </mrow>
          <mo stretchy="false">⋅</mo>
          <mrow>
            <mo stretchy="false">(</mo>
            <mrow>
              <mrow>
                <msup>
                  <mi>D</mi>
                  <mn>2</mn>
                </msup>
                <mo stretchy="false">−</mo>
                <mrow>
                  <mrow>
                    <mo stretchy="false">(</mo>
                    <mrow>
                      <mrow>
                        <mn>1.2</mn>
                        <mo stretchy="false">⋅</mo>
                        <mi>i</mi>
                      </mrow>
                    </mrow>
                    <mo stretchy="false">)</mo>
                  </mrow>
                  <mo stretchy="false">⋅</mo>
                  <msup>
                    <mi>D</mi>
                    <mi>T</mi>
                  </msup>
                </mrow>
              </mrow>
            </mrow>
            <mo stretchy="false">)</mo>
          </mrow>
        </mrow>
      </mrow>
    </mrow>
    <annotation encoding="StarMath 5.0">C=(8.1 cdot i)  cdot (D^2 -(1.2 cdot i) cdot D^T)</annotation>
  </semantics>
</math>
</file>

<file path=Object 47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row>
                  <mo stretchy="false">−</mo>
                  <mn>1.5</mn>
                </mrow>
                <mo stretchy="false">⋅</mo>
                <mi>i</mi>
              </mrow>
            </mrow>
            <mo stretchy="false">)</mo>
          </mrow>
          <mo stretchy="false">⋅</mo>
          <msup>
            <mrow>
              <mo stretchy="false">(</mo>
              <mrow>
                <mrow>
                  <msup>
                    <mi>A</mi>
                    <mi>T</mi>
                  </msup>
                  <mo stretchy="false">+</mo>
                  <msup>
                    <mi>B</mi>
                    <mi>T</mi>
                  </msup>
                </mrow>
              </mrow>
              <mo stretchy="false">)</mo>
            </mrow>
            <mn>2</mn>
          </msup>
        </mrow>
      </mrow>
    </mrow>
    <annotation encoding="StarMath 5.0">C=(-1.5 cdot i) cdot (A^T +B^T )^2   </annotation>
  </semantics>
</math>
</file>

<file path=Object 48/content.xml><?xml version="1.0" encoding="utf-8"?>
<math xmlns="http://www.w3.org/1998/Math/MathML">
  <semantics>
    <mrow>
      <mrow>
        <mi>C</mi>
        <mo stretchy="false">=</mo>
        <mrow>
          <mo stretchy="false">Δ</mo>
          <mo stretchy="false">⋅</mo>
          <msup>
            <mrow>
              <mo stretchy="false">(</mo>
              <mrow>
                <mrow>
                  <msup>
                    <mi>A</mi>
                    <mi>T</mi>
                  </msup>
                  <mo stretchy="false">+</mo>
                  <mi>A</mi>
                </mrow>
              </mrow>
              <mo stretchy="false">)</mo>
            </mrow>
            <mn>2</mn>
          </msup>
        </mrow>
      </mrow>
    </mrow>
    <annotation encoding="StarMath 5.0">C=%iDELTA  cdot (A^T+A)^2   </annotation>
  </semantics>
</math>
</file>

<file path=Object 49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5/content.xml><?xml version="1.0" encoding="utf-8"?>
<math xmlns="http://www.w3.org/1998/Math/MathML">
  <semantics>
    <mrow>
      <mrow>
        <mi>d</mi>
        <mo stretchy="false">=</mo>
        <mrow>
          <msup>
            <mi>a</mi>
            <mn>2</mn>
          </msup>
          <mo stretchy="false">⋅</mo>
          <mrow>
            <mfrac>
              <mrow>
                <mrow>
                  <mi>a</mi>
                  <mo stretchy="false">+</mo>
                  <mi>b</mi>
                </mrow>
              </mrow>
              <mrow>
                <mrow>
                  <mi>a</mi>
                  <mo stretchy="false">−</mo>
                  <mrow>
                    <mi>b</mi>
                    <mo stretchy="false">⋅</mo>
                    <mi>c</mi>
                  </mrow>
                </mrow>
              </mrow>
            </mfrac>
          </mrow>
        </mrow>
      </mrow>
    </mrow>
    <annotation encoding="StarMath 5.0">d=a^2 cdot {{a+b} over {a-b cdot c } }</annotation>
  </semantics>
</math>
</file>

<file path=Object 50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sup>
                  <mi>D</mi>
                  <mi>T</mi>
                </msup>
                <mo stretchy="false">−</mo>
                <mrow>
                  <mo stretchy="false">(</mo>
                  <mrow>
                    <mrow>
                      <mn>1.2</mn>
                      <mo stretchy="false">⋅</mo>
                      <mi>i</mi>
                    </mrow>
                  </mrow>
                  <mo stretchy="false">)</mo>
                </mrow>
              </mrow>
            </mrow>
            <mo stretchy="false">)</mo>
          </mrow>
          <mo stretchy="false">⋅</mo>
          <mi>D</mi>
        </mrow>
      </mrow>
    </mrow>
    <annotation encoding="StarMath 5.0">C=(D^T -(1.2 cdot i)) cdot D</annotation>
  </semantics>
</math>
</file>

<file path=Object 51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row>
            <mo stretchy="false">)</mo>
          </mrow>
          <mi>T</mi>
        </msup>
      </mrow>
    </mrow>
    <annotation encoding="StarMath 5.0">C=(A^2 +B^2 )^T   </annotation>
  </semantics>
</math>
</file>

<file path=Object 52/content.xml><?xml version="1.0" encoding="utf-8"?>
<math xmlns="http://www.w3.org/1998/Math/MathML">
  <semantics>
    <mrow>
      <mrow>
        <mi>C</mi>
        <mo stretchy="false">=</mo>
        <mrow>
          <mrow>
            <mo stretchy="false">Δ</mo>
            <mo stretchy="false">⋅</mo>
            <mrow>
              <mo stretchy="false">(</mo>
              <mrow>
                <mrow>
                  <msup>
                    <mi>A</mi>
                    <mi>T</mi>
                  </msup>
                  <mo stretchy="false">+</mo>
                  <mi>A</mi>
                </mrow>
              </mrow>
              <mo stretchy="false">)</mo>
            </mrow>
          </mrow>
          <mo stretchy="false">⋅</mo>
          <mi>A</mi>
        </mrow>
      </mrow>
    </mrow>
    <annotation encoding="StarMath 5.0">C=%iDELTA  cdot (A^T+A) cdot A   </annotation>
  </semantics>
</math>
</file>

<file path=Object 53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54/content.xml><?xml version="1.0" encoding="utf-8"?>
<math xmlns="http://www.w3.org/1998/Math/MathML">
  <semantics>
    <mrow>
      <mrow>
        <mi>C</mi>
        <mo stretchy="false">=</mo>
        <mrow>
          <mrow>
            <mo stretchy="false">−</mo>
            <mn>3.3</mn>
          </mrow>
          <mo stretchy="false">⋅</mo>
          <msup>
            <mrow>
              <mo stretchy="false">(</mo>
              <mrow>
                <mrow>
                  <msup>
                    <mi>F</mi>
                    <mi>T</mi>
                  </msup>
                  <mo stretchy="false">−</mo>
                  <mrow>
                    <mrow>
                      <mo stretchy="false">(</mo>
                      <mrow>
                        <mrow>
                          <mn>2</mn>
                          <mo stretchy="false">⋅</mo>
                          <mi>i</mi>
                        </mrow>
                      </mrow>
                      <mo stretchy="false">)</mo>
                    </mrow>
                    <mo stretchy="false">⋅</mo>
                    <mi>F</mi>
                  </mrow>
                </mrow>
              </mrow>
              <mo stretchy="false">)</mo>
            </mrow>
            <mn>2</mn>
          </msup>
        </mrow>
      </mrow>
    </mrow>
    <annotation encoding="StarMath 5.0">C=-3.3 cdot (F^T -(2 cdot i ) cdot F)^2</annotation>
  </semantics>
</math>
</file>

<file path=Object 55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row>
                  <mi>A</mi>
                  <mo stretchy="false">⋅</mo>
                  <mi>B</mi>
                </mrow>
                <mo stretchy="false">+</mo>
                <mrow>
                  <mi>B</mi>
                  <mo stretchy="false">⋅</mo>
                  <mi>A</mi>
                </mrow>
              </mrow>
            </mrow>
            <mo stretchy="false">)</mo>
          </mrow>
          <mi>T</mi>
        </msup>
      </mrow>
    </mrow>
    <annotation encoding="StarMath 5.0">C=(A cdot B +B cdot A )^T   </annotation>
  </semantics>
</math>
</file>

<file path=Object 56/content.xml><?xml version="1.0" encoding="utf-8"?>
<math xmlns="http://www.w3.org/1998/Math/MathML">
  <semantics>
    <mrow>
      <mrow>
        <mi>C</mi>
        <mo stretchy="false">=</mo>
        <mrow>
          <mi>A</mi>
          <mo stretchy="false">−</mo>
          <mrow>
            <mrow>
              <mo stretchy="false">Δ</mo>
              <mo stretchy="false">⋅</mo>
              <mi>A</mi>
            </mrow>
            <mo stretchy="false">⋅</mo>
            <msup>
              <mi>A</mi>
              <mi>T</mi>
            </msup>
          </mrow>
        </mrow>
      </mrow>
    </mrow>
    <annotation encoding="StarMath 5.0">C=A-%iDELTA  cdot A cdot A^T   </annotation>
  </semantics>
</math>
</file>

<file path=Object 57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58/content.xml><?xml version="1.0" encoding="utf-8"?>
<math xmlns="http://www.w3.org/1998/Math/MathML">
  <semantics>
    <mrow>
      <mrow>
        <mi>C</mi>
        <mo stretchy="false">=</mo>
        <mrow>
          <msup>
            <mi>F</mi>
            <mi>T</mi>
          </msup>
          <mo stretchy="false">+</mo>
          <mrow>
            <mrow>
              <mo stretchy="false">(</mo>
              <mrow>
                <mrow>
                  <mn>3</mn>
                  <mo stretchy="false">⋅</mo>
                  <mi>i</mi>
                </mrow>
              </mrow>
              <mo stretchy="false">)</mo>
            </mrow>
            <mo stretchy="false">⋅</mo>
            <msup>
              <mi>F</mi>
              <mn>2</mn>
            </msup>
          </mrow>
        </mrow>
      </mrow>
    </mrow>
    <annotation encoding="StarMath 5.0">C=F^T +(3 cdot i ) cdot F^2</annotation>
  </semantics>
</math>
</file>

<file path=Object 59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sup>
                <mrow>
                  <mo stretchy="false">(</mo>
                  <mrow>
                    <mrow>
                      <mi>A</mi>
                      <mo stretchy="false">+</mo>
                      <mi>B</mi>
                    </mrow>
                  </mrow>
                  <mo stretchy="false">)</mo>
                </mrow>
                <mn>2</mn>
              </msup>
            </mrow>
            <mo stretchy="false">)</mo>
          </mrow>
          <mi>T</mi>
        </msup>
      </mrow>
    </mrow>
    <annotation encoding="StarMath 5.0">C=((A +B)^2 )^T  </annotation>
  </semantics>
</math>
</file>

<file path=Object 6/content.xml><?xml version="1.0" encoding="utf-8"?>
<math xmlns="http://www.w3.org/1998/Math/MathML">
  <semantics>
    <mrow>
      <mi>d</mi>
      <mi mathvariant="normal">=</mi>
      <mrow>
        <msup>
          <mi>a</mi>
          <mn>2</mn>
        </msup>
        <mi mathvariant="normal">⋅</mi>
        <mfrac>
          <mrow>
            <mo stretchy="false">(</mo>
            <mrow>
              <mrow>
                <mi>a</mi>
                <mo stretchy="false">+</mo>
                <mi>b</mi>
              </mrow>
              <mi mathvariant="normal">−</mi>
              <mi>c</mi>
            </mrow>
            <mo stretchy="false">)</mo>
          </mrow>
          <mi>b</mi>
        </mfrac>
      </mrow>
    </mrow>
    <annotation encoding="StarMath 5.0">d=a^2 cdot {(a+b-c) over b} </annotation>
  </semantics>
</math>
</file>

<file path=Object 60/content.xml><?xml version="1.0" encoding="utf-8"?>
<math xmlns="http://www.w3.org/1998/Math/MathML">
  <semantics>
    <mrow>
      <mrow>
        <mi>C</mi>
        <mo stretchy="false">=</mo>
        <mrow>
          <mo stretchy="false">Δ</mo>
          <mo stretchy="false">⋅</mo>
          <mrow>
            <mo stretchy="false">(</mo>
            <mrow>
              <mrow>
                <msup>
                  <mi>A</mi>
                  <mn>2</mn>
                </msup>
                <mo stretchy="false">−</mo>
                <msup>
                  <mi>A</mi>
                  <mi>T</mi>
                </msup>
              </mrow>
            </mrow>
            <mo stretchy="false">)</mo>
          </mrow>
        </mrow>
      </mrow>
    </mrow>
    <annotation encoding="StarMath 5.0">C=%iDELTA  cdot( A^2-A^T  ) </annotation>
  </semantics>
</math>
</file>

<file path=Object 61/content.xml><?xml version="1.0" encoding="utf-8"?>
<math xmlns="http://www.w3.org/1998/Math/MathML">
  <semantics>
    <mrow>
      <mrow>
        <mo stretchy="false">Δ</mo>
        <mo stretchy="false">=</mo>
        <mrow>
          <mo stretchy="false">∣</mo>
          <mrow>
            <mi>B</mi>
          </mrow>
          <mo stretchy="false">∣</mo>
        </mrow>
      </mrow>
    </mrow>
    <annotation encoding="StarMath 5.0">%iDELTA =lline B rline </annotation>
  </semantics>
</math>
</file>

<file path=Object 62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sup>
                  <mi>D</mi>
                  <mi>T</mi>
                </msup>
                <mo stretchy="false">+</mo>
                <mrow>
                  <mrow>
                    <mo stretchy="false">(</mo>
                    <mrow>
                      <mrow>
                        <mn>5</mn>
                        <mo stretchy="false">−</mo>
                        <mrow>
                          <mn>1.3</mn>
                          <mo stretchy="false">⋅</mo>
                          <mi>i</mi>
                        </mrow>
                      </mrow>
                    </mrow>
                    <mo stretchy="false">)</mo>
                  </mrow>
                  <mo stretchy="false">⋅</mo>
                  <mi>D</mi>
                </mrow>
              </mrow>
            </mrow>
            <mo stretchy="false">)</mo>
          </mrow>
          <mn>2</mn>
        </msup>
      </mrow>
    </mrow>
    <annotation encoding="StarMath 5.0">C=(D^T+(5-1.3 cdot i ) cdot D )^2</annotation>
  </semantics>
</math>
</file>

<file path=Object 7/content.xml><?xml version="1.0" encoding="utf-8"?>
<math xmlns="http://www.w3.org/1998/Math/MathML">
  <semantics>
    <mrow>
      <mrow>
        <mi>d</mi>
        <mo stretchy="false">=</mo>
        <mrow>
          <mrow>
            <mfrac>
              <mrow>
                <mrow>
                  <msup>
                    <mi>a</mi>
                    <mn>3</mn>
                  </msup>
                  <mo stretchy="false">⋅</mo>
                  <mi>b</mi>
                </mrow>
              </mrow>
              <mrow>
                <mrow>
                  <mi>b</mi>
                  <mo stretchy="false">+</mo>
                  <mi>c</mi>
                </mrow>
              </mrow>
            </mfrac>
          </mrow>
          <mo stretchy="false">⋅</mo>
          <mfenced open="∣" close="∣">
            <mrow>
              <mrow>
                <mrow>
                  <mi>a</mi>
                  <mo stretchy="false">−</mo>
                  <mi>b</mi>
                </mrow>
              </mrow>
            </mrow>
          </mfenced>
        </mrow>
      </mrow>
    </mrow>
    <annotation encoding="StarMath 5.0">d= {{a^3 cdot b} over {b+c} }cdot left lline {a-b} right rline  </annotation>
  </semantics>
</math>
</file>

<file path=Object 8/content.xml><?xml version="1.0" encoding="utf-8"?>
<math xmlns="http://www.w3.org/1998/Math/MathML">
  <semantics>
    <mrow>
      <mi>d</mi>
      <mi mathvariant="normal">=</mi>
      <mrow>
        <msup>
          <mrow>
            <mo stretchy="false">(</mo>
            <mrow>
              <mi>a</mi>
              <mi mathvariant="normal">−</mi>
              <mi>c</mi>
            </mrow>
            <mo stretchy="false">)</mo>
          </mrow>
          <mn>2</mn>
        </msup>
        <mi mathvariant="normal">⋅</mi>
        <mfrac>
          <mrow>
            <mo stretchy="false">(</mo>
            <mrow>
              <mi>a</mi>
              <mo stretchy="false">+</mo>
              <mi>b</mi>
            </mrow>
            <mo stretchy="false">)</mo>
          </mrow>
          <mi>a</mi>
        </mfrac>
      </mrow>
    </mrow>
    <annotation encoding="StarMath 5.0">d=(a-c)^2 cdot {(a+b) over a} </annotation>
  </semantics>
</math>
</file>

<file path=Object 9/content.xml><?xml version="1.0" encoding="utf-8"?>
<math xmlns="http://www.w3.org/1998/Math/MathML">
  <semantics>
    <mrow>
      <mrow>
        <mi>d</mi>
        <mo stretchy="false">=</mo>
        <mrow>
          <mrow>
            <mfrac>
              <mrow>
                <mrow>
                  <msup>
                    <mi>a</mi>
                    <mn>2</mn>
                  </msup>
                  <mo stretchy="false">⋅</mo>
                  <mi>b</mi>
                </mrow>
              </mrow>
              <mrow>
                <mrow>
                  <mi>a</mi>
                  <mo stretchy="false">+</mo>
                  <mi>c</mi>
                </mrow>
              </mrow>
            </mfrac>
          </mrow>
          <mo stretchy="false">⋅</mo>
          <mrow>
            <mo stretchy="false">(</mo>
            <mrow>
              <mrow>
                <mi>a</mi>
                <mo stretchy="false">−</mo>
                <mi>b</mi>
              </mrow>
            </mrow>
            <mo stretchy="false">)</mo>
          </mrow>
        </mrow>
      </mrow>
    </mrow>
    <annotation encoding="StarMath 5.0">d= {{a^2 cdot b} over {a+c} }cdot (a-b)</annotation>
  </semantics>
</math>
</file>